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2000000031A00000463549302741BBB359A.gif" manifest:media-type="image/gif"/>
  <manifest:file-entry manifest:full-path="Pictures/100002000000031A000004633CC1917868AE3F06.gif" manifest:media-type="image/gif"/>
  <manifest:file-entry manifest:full-path="Pictures/100002000000031A00000463675DAAC6B2C3A756.gif" manifest:media-type="image/gif"/>
  <manifest:file-entry manifest:full-path="Pictures/100002010000031A000004630EDC481863E17C7A.png" manifest:media-type="image/png"/>
  <manifest:file-entry manifest:full-path="Pictures/100002000000031A00000463117BCA47524DEA7A.gif" manifest:media-type="image/gif"/>
  <manifest:file-entry manifest:full-path="Pictures/100002000000031A000004633F563CE143D1AC47.gif" manifest:media-type="image/gif"/>
  <manifest:file-entry manifest:full-path="Pictures/100000000000031A00000463744087EC35798152.jpg" manifest:media-type="image/jpeg"/>
  <manifest:file-entry manifest:full-path="Pictures/100002000000031A0000046316759E5752113B47.gif" manifest:media-type="image/gif"/>
  <manifest:file-entry manifest:full-path="Pictures/100000000000031A00000463412DCD98756FFC0D.jpg" manifest:media-type="image/jpeg"/>
  <manifest:file-entry manifest:full-path="Pictures/100000000000091E00000D785EF983F99EE25E53.jpg" manifest:media-type="image/jpeg"/>
  <manifest:file-entry manifest:full-path="Pictures/10000000000005DC000003E8FDBBAA0757D53771.jpg" manifest:media-type="image/jpeg"/>
  <manifest:file-entry manifest:full-path="Pictures/10000201000004B7000004CC0E429432B0DEA06E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umnst777 Cn BT1" svg:font-family="'Humnst777 Cn BT'"/>
    <style:font-face style:name="Mangal2" svg:font-family="Mangal"/>
    <style:font-face style:name="OpenSymbol" svg:font-family="OpenSymbol"/>
    <style:font-face style:name="Segoe UI1" svg:font-family="'Segoe U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Humnst777 Cn BT" svg:font-family="'Humnst777 Cn BT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OpenSymbol1" svg:font-family="OpenSymbol" style:font-pitch="variable"/>
    <style:font-face style:name="SimSun1" svg:font-family="SimSu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Segoe UI2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7.507cm" fo:margin-left="2.29cm" table:align="left" style:writing-mode="lr-tb"/>
    </style:style>
    <style:style style:name="Tabela1.A" style:family="table-column">
      <style:table-column-properties style:column-width="17.50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004586" fo:padding="0.097cm" fo:border="0.1pt solid #000000" style:writing-mode="lr-tb">
        <style:background-image/>
      </style:table-cell-properties>
    </style:style>
    <style:style style:name="Tabela1.A2" style:family="table-cell">
      <style:table-cell-properties style:vertical-align="top" fo:padding="0.097cm" fo:border="0.1pt solid #000000" style:writing-mode="lr-tb"/>
    </style:style>
    <style:style style:name="Tabela1.A3" style:family="table-cell">
      <style:table-cell-properties style:vertical-align="top" fo:background-color="#004586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1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.A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.A8" style:family="table-cell">
      <style:table-cell-properties style:vertical-align="" fo:padding="0.097cm" fo:border-left="0.1pt solid #000000" fo:border-right="0.1pt solid #000000" fo:border-top="none" fo:border-bottom="0.1pt solid #000000" style:writing-mode="lr-tb"/>
    </style:style>
    <style:style style:name="Tabela1.A10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.A1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.A1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.A1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" style:family="table">
      <style:table-properties style:width="17.313cm" table:align="margins"/>
    </style:style>
    <style:style style:name="Tabela.A" style:family="table-column">
      <style:table-column-properties style:column-width="0.993cm" style:rel-column-width="3759*"/>
    </style:style>
    <style:style style:name="Tabela.B" style:family="table-column">
      <style:table-column-properties style:column-width="1.3cm" style:rel-column-width="4920*"/>
    </style:style>
    <style:style style:name="Tabela.C" style:family="table-column">
      <style:table-column-properties style:column-width="6.108cm" style:rel-column-width="23122*"/>
    </style:style>
    <style:style style:name="Tabela.D" style:family="table-column">
      <style:table-column-properties style:column-width="5.203cm" style:rel-column-width="19697*"/>
    </style:style>
    <style:style style:name="Tabela.E" style:family="table-column">
      <style:table-column-properties style:column-width="3.708cm" style:rel-column-width="14037*"/>
    </style:style>
    <style:style style:name="Tabela.A1" style:family="table-cell">
      <style:table-cell-properties fo:padding="0.097cm" fo:border-left="0.05pt solid #000000" fo:border-right="none" fo:border-top="none" fo:border-bottom="0.05pt solid #000000"/>
    </style:style>
    <style:style style:name="Tabela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.D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" style:family="table">
      <style:table-properties style:width="17.313cm" table:align="margins"/>
    </style:style>
    <style:style style:name="Tabela.A" style:family="table-column">
      <style:table-column-properties style:column-width="0.993cm" style:rel-column-width="3759*"/>
    </style:style>
    <style:style style:name="Tabela.B" style:family="table-column">
      <style:table-column-properties style:column-width="1.3cm" style:rel-column-width="4920*"/>
    </style:style>
    <style:style style:name="Tabela.C" style:family="table-column">
      <style:table-column-properties style:column-width="6.108cm" style:rel-column-width="23122*"/>
    </style:style>
    <style:style style:name="Tabela.D" style:family="table-column">
      <style:table-column-properties style:column-width="5.203cm" style:rel-column-width="19697*"/>
    </style:style>
    <style:style style:name="Tabela.E" style:family="table-column">
      <style:table-column-properties style:column-width="3.708cm" style:rel-column-width="14037*"/>
    </style:style>
    <style:style style:name="Tabela.A1" style:family="table-cell">
      <style:table-cell-properties fo:padding="0.097cm" fo:border-left="0.05pt solid #000000" fo:border-right="none" fo:border-top="none" fo:border-bottom="0.05pt solid #000000"/>
    </style:style>
    <style:style style:name="Tabela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.D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4pt" style:font-size-asian="12.25pt" style:font-size-complex="14pt"/>
    </style:style>
    <style:style style:name="P2" style:family="paragraph" style:parent-style-name="Header">
      <style:text-properties fo:font-size="8pt" fo:letter-spacing="0.353cm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9pt" fo:font-style="normal" fo:text-shadow="none" style:text-underline-style="none" fo:font-weight="bold" style:font-name-asian="Times New Roman1" style:font-size-asian="9pt" style:font-style-asian="normal" style:font-weight-asian="bold" style:font-name-complex="Times New Roman1" style:font-size-complex="9pt" style:font-weight-complex="bold" style:text-emphasize="none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9pt" fo:font-style="normal" fo:text-shadow="none" style:text-underline-style="none" fo:font-weight="bold" officeooo:rsid="007bcac6" officeooo:paragraph-rsid="0143efb1" style:font-name-asian="Times New Roman1" style:font-size-asian="9pt" style:font-style-asian="normal" style:font-weight-asian="bold" style:font-name-complex="Times New Roman1" style:font-size-complex="9pt" style:font-weight-complex="bold" style:text-emphasize="none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9pt" fo:font-style="normal" fo:text-shadow="none" style:text-underline-style="none" fo:font-weight="bold" officeooo:rsid="0150d310" officeooo:paragraph-rsid="0150d310" style:font-name-asian="Times New Roman1" style:font-size-asian="9pt" style:font-style-asian="normal" style:font-weight-asian="bold" style:font-name-complex="Times New Roman1" style:font-size-complex="9pt" style:font-weight-complex="bold" style:text-emphasize="none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06e2bd9" officeooo:paragraph-rsid="006e2bd9" style:font-name-asian="Times New Roman1" style:font-size-asian="7pt" style:font-style-asian="normal" style:font-weight-asian="normal" style:font-name-complex="Times New Roman1" style:font-size-complex="7pt" style:text-emphasize="none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06e2bd9" officeooo:paragraph-rsid="0090ab6d" style:font-name-asian="Times New Roman1" style:font-size-asian="7pt" style:font-style-asian="normal" style:font-weight-asian="normal" style:font-name-complex="Times New Roman1" style:font-size-complex="7pt" style:text-emphasize="none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06e2bd9" officeooo:paragraph-rsid="014f8f64" style:font-name-asian="Times New Roman1" style:font-size-asian="7pt" style:font-style-asian="normal" style:font-weight-asian="normal" style:font-name-complex="Times New Roman1" style:font-size-complex="7pt" style:text-emphasize="none"/>
    </style:style>
    <style:style style:name="P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06e2bd9" officeooo:paragraph-rsid="018a915e" style:font-name-asian="Times New Roman1" style:font-size-asian="7pt" style:font-style-asian="normal" style:font-weight-asian="normal" style:font-name-complex="Times New Roman1" style:font-size-complex="7pt" style:text-emphasize="none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06e2bd9" officeooo:paragraph-rsid="01a158e0" style:font-name-asian="Times New Roman1" style:font-size-asian="7pt" style:font-style-asian="normal" style:font-weight-asian="normal" style:font-name-complex="Times New Roman1" style:font-size-complex="7pt" style:text-emphasize="none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06e2bd9" officeooo:paragraph-rsid="01a36ef5" style:font-name-asian="Times New Roman1" style:font-size-asian="7pt" style:font-style-asian="normal" style:font-weight-asian="normal" style:font-name-complex="Times New Roman1" style:font-size-complex="7pt" style:text-emphasize="none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07391c0" officeooo:paragraph-rsid="0091bef1" style:font-name-asian="Times New Roman1" style:font-size-asian="7pt" style:font-style-asian="normal" style:font-weight-asian="normal" style:font-name-complex="Times New Roman1" style:font-size-complex="7pt" style:text-emphasize="none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07391c0" officeooo:paragraph-rsid="011665da" style:font-name-asian="Times New Roman1" style:font-size-asian="7pt" style:font-style-asian="normal" style:font-weight-asian="normal" style:font-name-complex="Times New Roman1" style:font-size-complex="7pt" style:text-emphasize="none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07391c0" officeooo:paragraph-rsid="0164e8a3" style:font-name-asian="Times New Roman1" style:font-size-asian="7pt" style:font-style-asian="normal" style:font-weight-asian="normal" style:font-name-complex="Times New Roman1" style:font-size-complex="7pt" style:text-emphasize="none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1151c63" officeooo:paragraph-rsid="018d748f" style:font-name-asian="Times New Roman1" style:font-size-asian="7pt" style:font-style-asian="normal" style:font-weight-asian="normal" style:font-name-complex="Times New Roman1" style:font-size-complex="7pt" style:text-emphasize="none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1151c63" officeooo:paragraph-rsid="01903da5" style:font-name-asian="Times New Roman1" style:font-size-asian="7pt" style:font-style-asian="normal" style:font-weight-asian="normal" style:font-name-complex="Times New Roman1" style:font-size-complex="7pt" style:text-emphasize="none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1151c63" officeooo:paragraph-rsid="01a158e0" style:font-name-asian="Times New Roman1" style:font-size-asian="7pt" style:font-style-asian="normal" style:font-weight-asian="normal" style:font-name-complex="Times New Roman1" style:font-size-complex="7pt" style:text-emphasize="none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1151c63" officeooo:paragraph-rsid="01a36ef5" style:font-name-asian="Times New Roman1" style:font-size-asian="7pt" style:font-style-asian="normal" style:font-weight-asian="normal" style:font-name-complex="Times New Roman1" style:font-size-complex="7pt" style:text-emphasize="none"/>
    </style:style>
    <style:style style:name="P1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1060e01" officeooo:paragraph-rsid="012ddb6a" style:font-name-asian="Times New Roman1" style:font-size-asian="7pt" style:font-style-asian="normal" style:font-weight-asian="normal" style:font-name-complex="Times New Roman1" style:font-size-complex="7pt" style:text-emphasize="none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1060e01" officeooo:paragraph-rsid="01a36ef5" style:font-name-asian="Times New Roman1" style:font-size-asian="7pt" style:font-style-asian="normal" style:font-weight-asian="normal" style:font-name-complex="Times New Roman1" style:font-size-complex="7pt" style:text-emphasize="none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19cd1dd" officeooo:paragraph-rsid="019cd1dd" style:font-name-asian="Times New Roman1" style:font-size-asian="7pt" style:font-style-asian="normal" style:font-weight-asian="normal" style:font-name-complex="Times New Roman1" style:font-size-complex="7pt" style:text-emphasize="none"/>
    </style:style>
    <style:style style:name="P2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19cd1dd" officeooo:paragraph-rsid="01a158e0" style:font-name-asian="Times New Roman1" style:font-size-asian="7pt" style:font-style-asian="normal" style:font-weight-asian="normal" style:font-name-complex="Times New Roman1" style:font-size-complex="7pt" style:text-emphasize="none"/>
    </style:style>
    <style:style style:name="P2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19cd1dd" officeooo:paragraph-rsid="01a36ef5" style:font-name-asian="Times New Roman1" style:font-size-asian="7pt" style:font-style-asian="normal" style:font-weight-asian="normal" style:font-name-complex="Times New Roman1" style:font-size-complex="7pt" style:text-emphasize="none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1a158e0" officeooo:paragraph-rsid="01a158e0" style:font-name-asian="Times New Roman1" style:font-size-asian="7pt" style:font-style-asian="normal" style:font-weight-asian="normal" style:font-name-complex="Times New Roman1" style:font-size-complex="7pt" style:text-emphasize="none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0946511" officeooo:paragraph-rsid="01a158e0" style:font-name-asian="Times New Roman1" style:font-size-asian="7pt" style:font-style-asian="normal" style:font-weight-asian="normal" style:font-name-complex="Times New Roman1" style:font-size-complex="7pt" style:text-emphasize="none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0946511" officeooo:paragraph-rsid="01a36ef5" style:font-name-asian="Times New Roman1" style:font-size-asian="7pt" style:font-style-asian="normal" style:font-weight-asian="normal" style:font-name-complex="Times New Roman1" style:font-size-complex="7pt" style:text-emphasize="none"/>
    </style:style>
    <style:style style:name="P2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1a36ef5" officeooo:paragraph-rsid="01a36ef5" style:font-name-asian="Times New Roman1" style:font-size-asian="7pt" style:font-style-asian="normal" style:font-weight-asian="normal" style:font-name-complex="Times New Roman1" style:font-size-complex="7pt" style:text-emphasize="none"/>
    </style:style>
    <style:style style:name="P2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10f453d" officeooo:paragraph-rsid="01965c6f" style:font-name-asian="Times New Roman1" style:font-size-asian="7pt" style:font-style-asian="normal" style:font-weight-asian="normal" style:font-name-complex="Times New Roman1" style:font-size-complex="7pt" style:font-weight-complex="normal" style:text-emphasize="none"/>
    </style:style>
    <style:style style:name="P2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10f453d" officeooo:paragraph-rsid="01a158e0" style:font-name-asian="Times New Roman1" style:font-size-asian="7pt" style:font-style-asian="normal" style:font-weight-asian="normal" style:font-name-complex="Times New Roman1" style:font-size-complex="7pt" style:font-weight-complex="normal" style:text-emphasize="none"/>
    </style:style>
    <style:style style:name="P3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0c567a2" officeooo:paragraph-rsid="01965c6f" style:font-name-asian="Times New Roman1" style:font-size-asian="7pt" style:font-style-asian="normal" style:font-weight-asian="normal" style:font-name-complex="Times New Roman1" style:font-size-complex="7pt" style:font-weight-complex="normal" style:text-emphasize="none"/>
    </style:style>
    <style:style style:name="P3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0c567a2" officeooo:paragraph-rsid="01a158e0" style:font-name-asian="Times New Roman1" style:font-size-asian="7pt" style:font-style-asian="normal" style:font-weight-asian="normal" style:font-name-complex="Times New Roman1" style:font-size-complex="7pt" style:font-weight-complex="normal" style:text-emphasize="none"/>
    </style:style>
    <style:style style:name="P3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0946511" officeooo:paragraph-rsid="01a158e0" style:font-name-asian="Times New Roman1" style:font-size-asian="7pt" style:font-style-asian="normal" style:font-weight-asian="normal" style:font-name-complex="Times New Roman1" style:font-size-complex="7pt" style:font-weight-complex="normal" style:text-emphasize="none"/>
    </style:style>
    <style:style style:name="P3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bold" officeooo:rsid="018d748f" officeooo:paragraph-rsid="01a158e0" style:font-name-asian="Times New Roman1" style:font-size-asian="7pt" style:font-style-asian="normal" style:font-weight-asian="bold" style:font-name-complex="Times New Roman1" style:font-size-complex="7pt" style:font-weight-complex="bold" style:text-emphasize="none"/>
    </style:style>
    <style:style style:name="P34" style:family="paragraph" style:parent-style-name="Standard">
      <style:paragraph-properties fo:line-height="100%" fo:text-align="justify" style:justify-single-word="false" style:snap-to-layout-grid="false"/>
      <style:text-properties style:font-name="Segoe UI1" fo:font-size="10.5pt" officeooo:paragraph-rsid="00607049" style:font-size-asian="10.5pt" style:font-name-complex="Times New Roman1" style:font-size-complex="10.5pt"/>
    </style:style>
    <style:style style:name="P35" style:family="paragraph" style:parent-style-name="Standard">
      <style:paragraph-properties fo:line-height="100%" fo:text-align="justify" style:justify-single-word="false" style:snap-to-layout-grid="false"/>
      <style:text-properties style:font-name="Segoe UI1" fo:font-size="10.5pt" officeooo:paragraph-rsid="00f0784c" style:font-size-asian="10.5pt" style:font-name-complex="Times New Roman1" style:font-size-complex="10.5pt"/>
    </style:style>
    <style:style style:name="P36" style:family="paragraph" style:parent-style-name="Standard">
      <style:paragraph-properties fo:line-height="100%" fo:text-align="justify" style:justify-single-word="false" style:snap-to-layout-grid="false"/>
      <style:text-properties style:font-name="Segoe UI1" fo:font-size="10.5pt" officeooo:paragraph-rsid="017a7afc" style:font-size-asian="10.5pt" style:font-name-complex="Times New Roman1" style:font-size-complex="10.5pt"/>
    </style:style>
    <style:style style:name="P37" style:family="paragraph" style:parent-style-name="Standard">
      <style:paragraph-properties fo:line-height="100%" fo:text-align="justify" style:justify-single-word="false" style:snap-to-layout-grid="false"/>
      <style:text-properties style:font-name="Segoe UI1" fo:font-size="10.5pt" officeooo:rsid="00607049" officeooo:paragraph-rsid="017439ae" style:font-size-asian="10.5pt" style:font-name-complex="Times New Roman1" style:font-size-complex="10.5pt" style:font-weight-complex="bold"/>
    </style:style>
    <style:style style:name="P38" style:family="paragraph" style:parent-style-name="Standard">
      <style:paragraph-properties fo:line-height="100%" fo:text-align="justify" style:justify-single-word="false" style:snap-to-layout-grid="false"/>
      <style:text-properties style:font-name="Segoe UI1" fo:font-size="10.5pt" officeooo:paragraph-rsid="017439ae" style:font-size-asian="10.5pt" style:font-size-complex="10.5pt"/>
    </style:style>
    <style:style style:name="P39" style:family="paragraph" style:parent-style-name="Standard">
      <style:paragraph-properties fo:line-height="100%" fo:text-align="justify" style:justify-single-word="false" style:snap-to-layout-grid="false"/>
      <style:text-properties style:font-name="Segoe UI1" fo:font-size="10.5pt" officeooo:paragraph-rsid="019f2b09" style:font-size-asian="10.5pt" style:font-size-complex="10.5pt"/>
    </style:style>
    <style:style style:name="P40" style:family="paragraph" style:parent-style-name="Standard">
      <style:paragraph-properties fo:line-height="100%" fo:text-align="justify" style:justify-single-word="false" style:snap-to-layout-grid="false"/>
      <style:text-properties style:font-name="Segoe UI1" fo:font-size="10.5pt" fo:font-weight="bold" officeooo:paragraph-rsid="00f0784c" style:font-size-asian="10.5pt" style:font-weight-asian="bold" style:font-name-complex="Times New Roman1" style:font-size-complex="10.5pt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Segoe UI1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Segoe UI1" fo:font-size="7pt" officeooo:rsid="006e2bd9" officeooo:paragraph-rsid="006e2bd9" style:font-name-asian="Times New Roman1" style:font-size-asian="7pt" style:font-name-complex="Times New Roman1" style:font-size-complex="7pt"/>
    </style:style>
    <style:style style:name="P43" style:family="paragraph" style:parent-style-name="Standard">
      <style:paragraph-properties fo:text-align="center" style:justify-single-word="false"/>
      <style:text-properties style:font-name="Segoe UI1" fo:font-size="7pt" officeooo:rsid="007391c0" officeooo:paragraph-rsid="00804880" style:font-name-asian="Times New Roman1" style:font-size-asian="7pt" style:font-name-complex="Times New Roman1" style:font-size-complex="7pt"/>
    </style:style>
    <style:style style:name="P44" style:family="paragraph" style:parent-style-name="Standard">
      <style:paragraph-properties fo:text-align="center" style:justify-single-word="false"/>
      <style:text-properties style:font-name="Segoe UI1" fo:font-size="7pt" officeooo:rsid="007391c0" officeooo:paragraph-rsid="007391c0" style:font-name-asian="Times New Roman1" style:font-size-asian="7pt" style:font-name-complex="Times New Roman1" style:font-size-complex="7pt"/>
    </style:style>
    <style:style style:name="P45" style:family="paragraph" style:parent-style-name="Standard">
      <style:paragraph-properties fo:text-align="center" style:justify-single-word="false"/>
      <style:text-properties style:font-name="Segoe UI1" fo:font-size="7pt" officeooo:rsid="007391c0" officeooo:paragraph-rsid="00946511" style:font-name-asian="Times New Roman1" style:font-size-asian="7pt" style:font-name-complex="Times New Roman1" style:font-size-complex="7pt"/>
    </style:style>
    <style:style style:name="P46" style:family="paragraph" style:parent-style-name="Standard">
      <style:paragraph-properties fo:text-align="center" style:justify-single-word="false"/>
      <style:text-properties style:font-name="Segoe UI1" fo:font-size="7pt" officeooo:rsid="007391c0" officeooo:paragraph-rsid="01948a34" style:font-name-asian="Times New Roman1" style:font-size-asian="7pt" style:font-name-complex="Times New Roman1" style:font-size-complex="7pt"/>
    </style:style>
    <style:style style:name="P47" style:family="paragraph" style:parent-style-name="Standard">
      <style:paragraph-properties fo:text-align="center" style:justify-single-word="false"/>
      <style:text-properties style:font-name="Segoe UI1" fo:font-size="7pt" officeooo:rsid="01060e01" officeooo:paragraph-rsid="018d748f" style:font-name-asian="Times New Roman1" style:font-size-asian="7pt" style:font-name-complex="Times New Roman1" style:font-size-complex="7pt"/>
    </style:style>
    <style:style style:name="P48" style:family="paragraph" style:parent-style-name="Standard">
      <style:paragraph-properties fo:text-align="center" style:justify-single-word="false"/>
      <style:text-properties style:font-name="Segoe UI1" fo:font-size="7pt" officeooo:rsid="01314616" officeooo:paragraph-rsid="017cf45b" style:font-name-asian="Times New Roman1" style:font-size-asian="7pt" style:font-name-complex="Times New Roman1" style:font-size-complex="7pt"/>
    </style:style>
    <style:style style:name="P49" style:family="paragraph" style:parent-style-name="Standard">
      <style:paragraph-properties fo:text-align="center" style:justify-single-word="false"/>
      <style:text-properties style:font-name="Segoe UI1" fo:font-size="7pt" officeooo:rsid="01a158e0" officeooo:paragraph-rsid="01a158e0" style:font-name-asian="Times New Roman1" style:font-size-asian="7pt" style:font-name-complex="Times New Roman1" style:font-size-complex="7pt"/>
    </style:style>
    <style:style style:name="P50" style:family="paragraph" style:parent-style-name="Standard">
      <style:paragraph-properties fo:text-align="center" style:justify-single-word="false"/>
      <style:text-properties style:font-name="Segoe UI1" fo:font-size="7pt" fo:font-weight="bold" officeooo:rsid="010f453d" officeooo:paragraph-rsid="010f453d" style:font-name-asian="Times New Roman1" style:font-size-asian="7pt" style:font-weight-asian="bold" style:font-name-complex="Times New Roman1" style:font-size-complex="7pt" style:font-weight-complex="bold"/>
    </style:style>
    <style:style style:name="P51" style:family="paragraph" style:parent-style-name="Standard">
      <style:paragraph-properties fo:text-align="center" style:justify-single-word="false"/>
      <style:text-properties style:font-name="Segoe UI1" fo:font-size="7pt" fo:font-weight="bold" officeooo:rsid="01060e01" officeooo:paragraph-rsid="01a158e0" style:font-name-asian="Times New Roman1" style:font-size-asian="7pt" style:font-weight-asian="bold" style:font-name-complex="Times New Roman1" style:font-size-complex="7pt" style:font-weight-complex="bold"/>
    </style:style>
    <style:style style:name="P52" style:family="paragraph" style:parent-style-name="Standard">
      <style:paragraph-properties fo:text-align="center" style:justify-single-word="false"/>
      <style:text-properties style:font-name="Segoe UI1" fo:font-size="7pt" fo:font-weight="normal" officeooo:rsid="018d748f" officeooo:paragraph-rsid="018d748f" style:font-name-asian="Times New Roman1" style:font-size-asian="7pt" style:font-weight-asian="normal" style:font-name-complex="Times New Roman1" style:font-size-complex="7pt" style:font-weight-complex="normal"/>
    </style:style>
    <style:style style:name="P53" style:family="paragraph" style:parent-style-name="Header" style:master-page-name="">
      <loext:graphic-properties draw:fill="none"/>
      <style:paragraph-properties fo:margin-left="1.799cm" fo:margin-right="0cm" fo:text-indent="0cm" style:auto-text-indent="false" style:page-number="auto" fo:background-color="transparent" text:number-lines="false" text:line-number="0">
        <style:tab-stops>
          <style:tab-stop style:position="9.901cm" style:type="center"/>
          <style:tab-stop style:position="19.801cm" style:type="right"/>
        </style:tab-stops>
      </style:paragraph-properties>
      <style:text-properties fo:color="#004586" loext:opacity="100%" style:text-position="0% 100%" style:font-name="Humnst777 Cn BT1" fo:font-size="8pt" fo:letter-spacing="0.353cm" fo:font-weight="normal" officeooo:rsid="003220a9" officeooo:paragraph-rsid="003220a9" style:font-size-asian="8pt" style:font-weight-asian="normal" style:font-size-complex="8pt" style:font-weight-complex="normal" style:text-rotation-angle="90" style:text-rotation-scale="line-height"/>
    </style:style>
    <style:style style:name="P54" style:family="paragraph" style:parent-style-name="Conteúdo_20_de_20_tabela">
      <style:paragraph-properties fo:text-align="justify" style:justify-single-word="false"/>
      <style:text-properties fo:color="#000000" loext:opacity="100%" style:font-name="Segoe UI2" fo:font-size="10.5pt" style:text-underline-style="solid" style:text-underline-width="auto" style:text-underline-color="font-color" fo:font-weight="bold" officeooo:paragraph-rsid="004e1952" style:font-size-asian="10.5pt" style:font-weight-asian="bold" style:font-name-complex="Segoe UI2" style:font-size-complex="10.5pt"/>
    </style:style>
    <style:style style:name="P55" style:family="paragraph" style:parent-style-name="Conteúdo_20_de_20_tabela">
      <style:text-properties fo:color="#000000" loext:opacity="100%" style:font-name="Segoe UI2" fo:font-size="10.5pt" fo:font-weight="bold" officeooo:paragraph-rsid="006b87ce" style:font-name-asian="Times New Roman1" style:font-size-asian="10.5pt" style:font-weight-asian="bold" style:font-name-complex="Times New Roman1" style:font-size-complex="10.5pt" style:font-weight-complex="bold"/>
    </style:style>
    <style:style style:name="P56" style:family="paragraph" style:parent-style-name="Conteúdo_20_de_20_tabela">
      <style:paragraph-properties fo:line-height="100%" fo:text-align="justify" style:justify-single-word="false"/>
      <style:text-properties fo:color="#000000" loext:opacity="100%" style:font-name="Segoe UI2" fo:font-size="10.5pt" fo:font-weight="bold" officeooo:paragraph-rsid="0055fabe" style:font-name-asian="Times New Roman1" style:font-size-asian="10.5pt" style:font-weight-asian="bold" style:font-name-complex="Times New Roman1" style:font-size-complex="10.5pt" style:font-weight-complex="bold"/>
    </style:style>
    <style:style style:name="P57" style:family="paragraph" style:parent-style-name="Conteúdo_20_de_20_tabela">
      <style:paragraph-properties fo:text-align="justify" style:justify-single-word="false"/>
      <style:text-properties fo:color="#000000" loext:opacity="100%" style:font-name="Segoe UI2" fo:font-size="10.5pt" officeooo:paragraph-rsid="004e1952" style:font-size-asian="10.5pt" style:font-name-complex="Segoe UI2" style:font-size-complex="10.5pt"/>
    </style:style>
    <style:style style:name="P58" style:family="paragraph" style:parent-style-name="Conteúdo_20_de_20_tabela">
      <style:paragraph-properties fo:text-align="center" style:justify-single-word="false"/>
      <style:text-properties fo:color="#000000" loext:opacity="100%" style:font-name="Segoe UI2" fo:font-size="10.5pt" officeooo:paragraph-rsid="004e1952" style:font-size-asian="10.5pt" style:font-name-complex="Segoe UI2" style:font-size-complex="10.5pt"/>
    </style:style>
    <style:style style:name="P59" style:family="paragraph" style:parent-style-name="Conteúdo_20_de_20_tabela">
      <style:paragraph-properties fo:text-align="center" style:justify-single-word="false"/>
      <style:text-properties fo:color="#000000" loext:opacity="100%" style:font-name="Segoe UI2" fo:font-size="10.5pt" officeooo:paragraph-rsid="01045f54" style:font-size-asian="10.5pt" style:font-name-complex="Segoe UI2" style:font-size-complex="10.5pt"/>
    </style:style>
    <style:style style:name="P60" style:family="paragraph" style:parent-style-name="Conteúdo_20_de_20_tabela">
      <style:paragraph-properties fo:text-align="end" style:justify-single-word="false"/>
      <style:text-properties fo:color="#000000" loext:opacity="100%" style:font-name="Segoe UI2" fo:font-size="10.5pt" officeooo:paragraph-rsid="01045f54" style:font-size-asian="10.5pt" style:font-name-complex="Segoe UI2" style:font-size-complex="10.5pt"/>
    </style:style>
    <style:style style:name="P61" style:family="paragraph" style:parent-style-name="Conteúdo_20_de_20_tabela">
      <style:text-properties fo:color="#000000" loext:opacity="100%" style:font-name="Segoe UI2" fo:font-size="10.5pt" fo:font-weight="normal" officeooo:paragraph-rsid="006b87ce" style:font-name-asian="Times New Roman1" style:font-size-asian="10.5pt" style:font-weight-asian="normal" style:font-name-complex="Times New Roman1" style:font-size-complex="10.5pt" style:font-weight-complex="normal"/>
    </style:style>
    <style:style style:name="P62" style:family="paragraph" style:parent-style-name="Conteúdo_20_de_20_tabela">
      <style:paragraph-properties fo:line-height="100%" fo:text-align="justify" style:justify-single-word="false"/>
      <style:text-properties fo:color="#000000" loext:opacity="100%" style:font-name="Segoe UI2" fo:font-size="10.5pt" fo:font-weight="normal" officeooo:rsid="019e8656" officeooo:paragraph-rsid="019e8656" style:font-name-asian="Times New Roman1" style:font-size-asian="10.5pt" style:font-weight-asian="normal" style:font-name-complex="Times New Roman1" style:font-size-complex="10.5pt" style:font-weight-complex="normal"/>
    </style:style>
    <style:style style:name="P63" style:family="paragraph" style:parent-style-name="Conteúdo_20_de_20_tabela">
      <style:paragraph-properties fo:line-height="100%" fo:text-align="justify" style:justify-single-word="false"/>
      <style:text-properties fo:color="#000000" loext:opacity="100%" style:font-name="Segoe UI2" fo:font-size="10.5pt" fo:font-weight="normal" officeooo:rsid="01a2a24a" officeooo:paragraph-rsid="01a2a24a" style:font-name-asian="Times New Roman1" style:font-size-asian="10.5pt" style:font-weight-asian="normal" style:font-name-complex="Times New Roman1" style:font-size-complex="10.5pt" style:font-weight-complex="normal"/>
    </style:style>
    <style:style style:name="P64" style:family="paragraph" style:parent-style-name="Conteúdo_20_de_20_tabela">
      <style:paragraph-properties fo:line-height="100%" fo:text-align="justify" style:justify-single-word="false"/>
      <style:text-properties fo:color="#000000" loext:opacity="100%" style:font-name="Segoe UI2" fo:font-size="10.5pt" fo:font-weight="normal" officeooo:paragraph-rsid="01a2a24a" style:font-name-asian="Times New Roman1" style:font-size-asian="10.5pt" style:font-weight-asian="normal" style:font-name-complex="Times New Roman1" style:font-size-complex="10.5pt" style:font-weight-complex="normal"/>
    </style:style>
    <style:style style:name="P65" style:family="paragraph" style:parent-style-name="Conteúdo_20_de_20_tabela">
      <style:text-properties fo:color="#000000" loext:opacity="100%" style:font-name="Segoe UI2" fo:font-size="10.5pt" fo:font-weight="normal" officeooo:paragraph-rsid="00c9aebb" style:font-name-asian="Times New Roman1" style:font-size-asian="10.5pt" style:font-weight-asian="normal" style:font-name-complex="Times New Roman1" style:font-size-complex="10.5pt" style:font-weight-complex="normal"/>
    </style:style>
    <style:style style:name="P66" style:family="paragraph" style:parent-style-name="Conteúdo_20_de_20_tabela">
      <style:paragraph-properties fo:text-align="center" style:justify-single-word="false"/>
      <style:text-properties fo:color="#ffffff" loext:opacity="100%" style:font-name="Segoe UI2" fo:font-size="10.5pt" fo:font-weight="bold" officeooo:paragraph-rsid="004e1952" style:font-size-asian="10.5pt" style:font-weight-asian="bold" style:font-name-complex="Segoe UI2" style:font-size-complex="10.5pt" style:font-weight-complex="bold"/>
    </style:style>
    <style:style style:name="P67" style:family="paragraph" style:parent-style-name="Conteúdo_20_de_20_tabela">
      <style:paragraph-properties fo:text-align="center" style:justify-single-word="false"/>
      <style:text-properties fo:color="#ffffff" loext:opacity="100%" style:font-name="Segoe UI2" fo:font-size="10.5pt" fo:font-weight="bold" officeooo:paragraph-rsid="004e1952" style:font-name-asian="Times New Roman1" style:font-size-asian="10.5pt" style:font-weight-asian="bold" style:font-name-complex="Times New Roman1" style:font-size-complex="10.5pt" style:font-weight-complex="bold"/>
    </style:style>
    <style:style style:name="P68" style:family="paragraph" style:parent-style-name="Conteúdo_20_de_20_tabela">
      <style:paragraph-properties fo:line-height="150%" fo:text-align="justify" style:justify-single-word="false"/>
      <style:text-properties officeooo:paragraph-rsid="004e1952"/>
    </style:style>
    <style:style style:name="P69" style:family="paragraph" style:parent-style-name="Conteúdo_20_de_20_tabela">
      <style:paragraph-properties fo:margin-top="0.199cm" fo:margin-bottom="0cm" style:contextual-spacing="false" fo:line-height="150%" fo:text-align="justify" style:justify-single-word="false"/>
      <style:text-properties officeooo:paragraph-rsid="004e1952"/>
    </style:style>
    <style:style style:name="P70" style:family="paragraph" style:parent-style-name="Conteúdo_20_de_20_tabela">
      <style:paragraph-properties fo:margin-top="0.199cm" fo:margin-bottom="0cm" style:contextual-spacing="false" fo:text-align="justify" style:justify-single-word="false"/>
      <style:text-properties fo:color="#000000" loext:opacity="100%" style:font-name="Segoe UI2" fo:font-size="10.5pt" fo:language="pt" fo:country="BR" fo:font-weight="normal" officeooo:rsid="0105cad3" officeooo:paragraph-rsid="0105cad3" style:letter-kerning="true" style:font-name-asian="Times New Roman1" style:font-size-asian="10.5pt" style:language-asian="zh" style:country-asian="CN" style:font-weight-asian="normal" style:font-name-complex="Times New Roman1" style:font-size-complex="10.5pt" style:language-complex="hi" style:country-complex="IN" style:font-weight-complex="normal"/>
    </style:style>
    <style:style style:name="P71" style:family="paragraph" style:parent-style-name="Conteúdo_20_de_20_tabela">
      <style:paragraph-properties fo:margin-top="0.199cm" fo:margin-bottom="0cm" style:contextual-spacing="false" fo:line-height="100%" fo:text-align="justify" style:justify-single-word="false"/>
      <style:text-properties style:font-name="Segoe UI2" fo:font-size="10.5pt" fo:font-weight="bold" officeooo:paragraph-rsid="01a2a24a" style:font-size-asian="10.5pt" style:font-weight-asian="bold" style:font-name-complex="Segoe UI2" style:font-size-complex="10.5pt" style:font-weight-complex="bold"/>
    </style:style>
    <style:style style:name="P72" style:family="paragraph" style:parent-style-name="Conteúdo_20_de_20_tabela">
      <style:paragraph-properties fo:margin-top="0.199cm" fo:margin-bottom="0cm" style:contextual-spacing="false" fo:line-height="100%" fo:text-align="justify" style:justify-single-word="false"/>
      <style:text-properties style:font-name="Segoe UI2" fo:font-size="10.5pt" fo:font-weight="normal" officeooo:paragraph-rsid="01a2a24a" style:font-size-asian="10.5pt" style:font-weight-asian="normal" style:font-name-complex="Segoe UI2" style:font-size-complex="10.5pt" style:font-weight-complex="normal"/>
    </style:style>
    <style:style style:name="P73" style:family="paragraph" style:parent-style-name="Conteúdo_20_de_20_tabela">
      <style:paragraph-properties fo:margin-top="0cm" fo:margin-bottom="0.199cm" style:contextual-spacing="false" fo:text-align="center" style:justify-single-word="false"/>
      <style:text-properties fo:color="#000000" loext:opacity="100%" style:font-name="Segoe UI2" fo:font-size="10.5pt" officeooo:paragraph-rsid="004e1952" style:font-size-asian="10.5pt" style:font-size-complex="10.5pt"/>
    </style:style>
    <style:style style:name="P74" style:family="paragraph" style:parent-style-name="Conteúdo_20_de_20_tabela">
      <style:paragraph-properties fo:margin-top="0cm" fo:margin-bottom="0.199cm" style:contextual-spacing="false" fo:text-align="center" style:justify-single-word="false"/>
      <style:text-properties fo:color="#000000" loext:opacity="100%" style:font-name="Segoe UI2" fo:font-size="10.5pt" fo:font-weight="bold" officeooo:rsid="019aeebc" officeooo:paragraph-rsid="019aeebc" style:font-size-asian="10.5pt" style:font-weight-asian="bold" style:font-name-complex="Segoe UI2" style:font-size-complex="10.5pt" style:font-weight-complex="bold"/>
    </style:style>
    <style:style style:name="P75" style:family="paragraph" style:parent-style-name="Conteúdo_20_de_20_tabela">
      <style:paragraph-properties fo:margin-top="0cm" fo:margin-bottom="0.199cm" style:contextual-spacing="false"/>
      <style:text-properties officeooo:paragraph-rsid="00a0c147"/>
    </style:style>
    <style:style style:name="P76" style:family="paragraph" style:parent-style-name="Conteúdo_20_de_20_tabela" style:master-page-name="">
      <style:paragraph-properties fo:text-align="center" style:justify-single-word="false" style:page-number="auto"/>
      <style:text-properties fo:color="#000000" loext:opacity="100%" style:font-name="Segoe UI2" style:text-underline-style="solid" style:text-underline-width="auto" style:text-underline-color="font-color" fo:font-weight="bold" officeooo:paragraph-rsid="004e1952" style:font-weight-asian="bold" style:font-name-complex="Segoe UI2"/>
    </style:style>
    <style:style style:name="P77" style:family="paragraph" style:parent-style-name="Conteúdo_20_de_20_tabela">
      <style:paragraph-properties fo:margin-top="0.199cm" fo:margin-bottom="0.199cm" style:contextual-spacing="false" fo:text-align="justify" style:justify-single-word="false"/>
      <style:text-properties fo:color="#000000" loext:opacity="100%" style:font-name="Segoe UI2" fo:font-size="10.5pt" officeooo:paragraph-rsid="004e1952" style:font-name-asian="Segoe UI2" style:font-size-asian="10.5pt" style:font-name-complex="Segoe UI2" style:font-size-complex="10.5pt"/>
    </style:style>
    <style:style style:name="P78" style:family="paragraph" style:parent-style-name="Conteúdo_20_de_20_tabela">
      <style:paragraph-properties fo:margin-top="0.199cm" fo:margin-bottom="0.199cm" style:contextual-spacing="false" fo:text-align="justify" style:justify-single-word="false"/>
      <style:text-properties fo:color="#000000" loext:opacity="100%" style:font-name="Segoe UI2" fo:font-size="10.5pt" officeooo:paragraph-rsid="006b87ce" style:font-name-asian="Times New Roman1" style:font-size-asian="10.5pt" style:font-name-complex="Times New Roman1" style:font-size-complex="10.5pt"/>
    </style:style>
    <style:style style:name="P79" style:family="paragraph" style:parent-style-name="Conteúdo_20_de_20_tabela">
      <style:paragraph-properties fo:margin-top="0.199cm" fo:margin-bottom="0.199cm" style:contextual-spacing="false" fo:text-align="justify" style:justify-single-word="false"/>
      <style:text-properties fo:color="#000000" loext:opacity="100%" style:font-name="Segoe UI2" fo:font-size="10.5pt" officeooo:paragraph-rsid="00b29ab1" style:font-name-asian="Times New Roman1" style:font-size-asian="10.5pt" style:font-name-complex="Times New Roman1" style:font-size-complex="10.5pt"/>
    </style:style>
    <style:style style:name="P80" style:family="paragraph" style:parent-style-name="Conteúdo_20_de_20_tabela">
      <loext:graphic-properties draw:fill="none"/>
      <style:paragraph-properties fo:margin-left="0cm" fo:margin-right="0cm" fo:margin-top="0.199cm" fo:margin-bottom="0cm" style:contextual-spacing="false" fo:text-align="justify" style:justify-single-word="false" fo:text-indent="1.6cm" style:auto-text-indent="false" fo:background-color="transparent" text:number-lines="false" text:line-number="0"/>
      <style:text-properties fo:color="#000000" loext:opacity="100%" style:font-name="Segoe UI2" fo:font-size="10.5pt" officeooo:paragraph-rsid="004e1952" style:font-name-asian="Times New Roman1" style:font-size-asian="10.5pt" style:font-name-complex="Times New Roman1" style:font-size-complex="10.5pt"/>
    </style:style>
    <style:style style:name="P81" style:family="paragraph" style:parent-style-name="Conteúdo_20_de_20_tabela">
      <loext:graphic-properties draw:fill="none"/>
      <style:paragraph-properties fo:margin-left="0cm" fo:margin-right="0cm" fo:margin-top="0.199cm" fo:margin-bottom="0cm" style:contextual-spacing="false" fo:text-align="justify" style:justify-single-word="false" fo:text-indent="1.6cm" style:auto-text-indent="false" fo:background-color="transparent" text:number-lines="false" text:line-number="0"/>
      <style:text-properties fo:color="#000000" loext:opacity="100%" style:font-name="Segoe UI2" fo:font-size="10.5pt" officeooo:paragraph-rsid="01a32a8e" style:font-name-asian="Times New Roman1" style:font-size-asian="10.5pt" style:font-name-complex="Times New Roman1" style:font-size-complex="10.5pt"/>
    </style:style>
    <style:style style:name="P82" style:family="paragraph" style:parent-style-name="Table_20_Contents">
      <style:paragraph-properties fo:text-align="center" style:justify-single-word="false"/>
      <style:text-properties style:font-name="Segoe UI1" fo:font-size="9pt" fo:font-weight="bold" officeooo:rsid="0078b2f4" officeooo:paragraph-rsid="0143efb1" style:font-name-asian="Times New Roman1" style:font-size-asian="9pt" style:font-weight-asian="bold" style:font-name-complex="Times New Roman1" style:font-size-complex="9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Segoe UI1" fo:font-size="9pt" fo:font-weight="bold" officeooo:rsid="00776008" officeooo:paragraph-rsid="00776008" style:font-name-asian="Times New Roman1" style:font-size-asian="9pt" style:font-weight-asian="bold" style:font-name-complex="Times New Roman1" style:font-size-complex="9pt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Segoe UI1" fo:font-size="9pt" fo:font-weight="bold" officeooo:rsid="006e2bd9" officeooo:paragraph-rsid="006e2bd9" style:font-name-asian="Times New Roman1" style:font-size-asian="9pt" style:font-weight-asian="bold" style:font-name-complex="Times New Roman1" style:font-size-complex="9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Segoe UI1" fo:font-size="9pt" fo:font-weight="bold" officeooo:rsid="0150d310" officeooo:paragraph-rsid="0150d310" style:font-name-asian="Times New Roman1" style:font-size-asian="9pt" style:font-weight-asian="bold" style:font-name-complex="Times New Roman1" style:font-size-complex="9pt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Segoe UI1" fo:font-size="7pt" officeooo:rsid="00776008" officeooo:paragraph-rsid="00776008" style:font-name-asian="Times New Roman1" style:font-size-asian="7pt" style:font-name-complex="Times New Roman1" style:font-size-complex="7pt"/>
    </style:style>
    <style:style style:name="P87" style:family="paragraph" style:parent-style-name="Table_20_Contents">
      <style:paragraph-properties fo:text-align="center" style:justify-single-word="false"/>
      <style:text-properties style:font-name="Segoe UI1" fo:font-size="7pt" style:font-name-asian="Times New Roman1" style:font-size-asian="7pt" style:font-name-complex="Times New Roman1" style:font-size-complex="7pt"/>
    </style:style>
    <style:style style:name="P88" style:family="paragraph" style:parent-style-name="Table_20_Contents">
      <style:paragraph-properties fo:text-align="center" style:justify-single-word="false"/>
      <style:text-properties style:font-name="Segoe UI1" fo:font-size="7pt" officeooo:rsid="00895416" officeooo:paragraph-rsid="008c58a4" style:font-name-asian="Times New Roman1" style:font-size-asian="7pt" style:font-name-complex="Times New Roman1" style:font-size-complex="7pt"/>
    </style:style>
    <style:style style:name="P89" style:family="paragraph" style:parent-style-name="Table_20_Contents">
      <style:paragraph-properties fo:text-align="center" style:justify-single-word="false"/>
      <style:text-properties style:font-name="Segoe UI1" fo:font-size="7pt" officeooo:rsid="00895416" officeooo:paragraph-rsid="00bc06c2" style:font-name-asian="Times New Roman1" style:font-size-asian="7pt" style:font-name-complex="Times New Roman1" style:font-size-complex="7pt"/>
    </style:style>
    <style:style style:name="P90" style:family="paragraph" style:parent-style-name="Table_20_Contents">
      <style:paragraph-properties fo:text-align="center" style:justify-single-word="false"/>
      <style:text-properties style:font-name="Segoe UI1" fo:font-size="7pt" officeooo:rsid="00895416" officeooo:paragraph-rsid="00c05cbe" style:font-name-asian="Times New Roman1" style:font-size-asian="7pt" style:font-name-complex="Times New Roman1" style:font-size-complex="7pt"/>
    </style:style>
    <style:style style:name="P91" style:family="paragraph" style:parent-style-name="Table_20_Contents">
      <style:paragraph-properties fo:text-align="center" style:justify-single-word="false"/>
      <style:text-properties style:font-name="Segoe UI1" fo:font-size="7pt" officeooo:rsid="00895416" officeooo:paragraph-rsid="00fe4bde" style:font-name-asian="Times New Roman1" style:font-size-asian="7pt" style:font-name-complex="Times New Roman1" style:font-size-complex="7pt"/>
    </style:style>
    <style:style style:name="P92" style:family="paragraph" style:parent-style-name="Table_20_Contents">
      <style:paragraph-properties fo:text-align="center" style:justify-single-word="false"/>
      <style:text-properties style:font-name="Segoe UI1" fo:font-size="7pt" officeooo:rsid="00895416" officeooo:paragraph-rsid="0114ad08" style:font-name-asian="Times New Roman1" style:font-size-asian="7pt" style:font-name-complex="Times New Roman1" style:font-size-complex="7pt"/>
    </style:style>
    <style:style style:name="P93" style:family="paragraph" style:parent-style-name="Table_20_Contents">
      <style:paragraph-properties fo:text-align="center" style:justify-single-word="false"/>
      <style:text-properties style:font-name="Segoe UI1" fo:font-size="7pt" officeooo:rsid="00895416" officeooo:paragraph-rsid="01293fbf" style:font-name-asian="Times New Roman1" style:font-size-asian="7pt" style:font-name-complex="Times New Roman1" style:font-size-complex="7pt"/>
    </style:style>
    <style:style style:name="P94" style:family="paragraph" style:parent-style-name="Table_20_Contents">
      <style:paragraph-properties fo:text-align="center" style:justify-single-word="false"/>
      <style:text-properties style:font-name="Segoe UI1" fo:font-size="7pt" officeooo:rsid="00895416" officeooo:paragraph-rsid="0139bb04" style:font-name-asian="Times New Roman1" style:font-size-asian="7pt" style:font-name-complex="Times New Roman1" style:font-size-complex="7pt"/>
    </style:style>
    <style:style style:name="P95" style:family="paragraph" style:parent-style-name="Table_20_Contents">
      <style:paragraph-properties fo:text-align="center" style:justify-single-word="false"/>
      <style:text-properties style:font-name="Segoe UI1" fo:font-size="7pt" officeooo:rsid="00895416" officeooo:paragraph-rsid="015e9371" style:font-name-asian="Times New Roman1" style:font-size-asian="7pt" style:font-name-complex="Times New Roman1" style:font-size-complex="7pt"/>
    </style:style>
    <style:style style:name="P96" style:family="paragraph" style:parent-style-name="Table_20_Contents">
      <style:paragraph-properties fo:text-align="center" style:justify-single-word="false"/>
      <style:text-properties style:font-name="Segoe UI1" fo:font-size="7pt" officeooo:rsid="00895416" officeooo:paragraph-rsid="018bcfa6" style:font-name-asian="Times New Roman1" style:font-size-asian="7pt" style:font-name-complex="Times New Roman1" style:font-size-complex="7pt"/>
    </style:style>
    <style:style style:name="P97" style:family="paragraph" style:parent-style-name="Table_20_Contents">
      <style:paragraph-properties fo:text-align="center" style:justify-single-word="false"/>
      <style:text-properties style:font-name="Segoe UI1" fo:font-size="7pt" officeooo:rsid="00895416" officeooo:paragraph-rsid="0197cb0f" style:font-name-asian="Times New Roman1" style:font-size-asian="7pt" style:font-name-complex="Times New Roman1" style:font-size-complex="7pt"/>
    </style:style>
    <style:style style:name="P98" style:family="paragraph" style:parent-style-name="Table_20_Contents">
      <style:paragraph-properties fo:text-align="center" style:justify-single-word="false"/>
      <style:text-properties style:font-name="Segoe UI1" fo:font-size="7pt" officeooo:rsid="0199a32a" officeooo:paragraph-rsid="0199a32a" style:font-name-asian="Times New Roman1" style:font-size-asian="7pt" style:font-name-complex="Times New Roman1" style:font-size-complex="7pt"/>
    </style:style>
    <style:style style:name="P99" style:family="paragraph" style:parent-style-name="Table_20_Contents">
      <style:paragraph-properties fo:text-align="center" style:justify-single-word="false"/>
      <style:text-properties style:font-name="Segoe UI1" fo:font-size="7pt" officeooo:rsid="019cd1dd" officeooo:paragraph-rsid="019cd1dd" style:font-name-asian="Times New Roman1" style:font-size-asian="7pt" style:font-name-complex="Times New Roman1" style:font-size-complex="7pt"/>
    </style:style>
    <style:style style:name="P100" style:family="paragraph" style:parent-style-name="Table_20_Contents">
      <style:paragraph-properties fo:text-align="center" style:justify-single-word="false"/>
      <style:text-properties style:font-name="Segoe UI1" fo:font-size="7pt" officeooo:rsid="01a158e0" officeooo:paragraph-rsid="01a158e0" style:font-name-asian="Times New Roman1" style:font-size-asian="7pt" style:font-name-complex="Times New Roman1" style:font-size-complex="7pt"/>
    </style:style>
    <style:style style:name="P101" style:family="paragraph" style:parent-style-name="Table_20_Contents">
      <style:paragraph-properties fo:text-align="center" style:justify-single-word="false"/>
      <style:text-properties style:font-name="Segoe UI1" fo:font-size="7pt" fo:font-weight="normal" officeooo:rsid="00776008" officeooo:paragraph-rsid="00776008" style:font-name-asian="Times New Roman1" style:font-size-asian="7pt" style:font-weight-asian="normal" style:font-name-complex="Times New Roman1" style:font-size-complex="7pt" style:font-weight-complex="normal"/>
    </style:style>
    <style:style style:name="P102" style:family="paragraph" style:parent-style-name="Table_20_Contents">
      <style:paragraph-properties fo:text-align="center" style:justify-single-word="false"/>
      <style:text-properties style:font-name="Segoe UI1" fo:font-size="7pt" fo:font-weight="normal" officeooo:rsid="015fa8d1" officeooo:paragraph-rsid="015fa8d1" style:font-name-asian="Times New Roman1" style:font-size-asian="7pt" style:font-weight-asian="normal" style:font-name-complex="Times New Roman1" style:font-size-complex="7pt" style:font-weight-complex="normal"/>
    </style:style>
    <style:style style:name="P103" style:family="paragraph" style:parent-style-name="Table_20_Contents">
      <style:paragraph-properties fo:text-align="center" style:justify-single-word="false"/>
      <style:text-properties style:font-name="Segoe UI1" fo:font-size="7pt" fo:font-weight="normal" officeooo:rsid="015fa8d1" officeooo:paragraph-rsid="01705311" style:font-name-asian="Times New Roman1" style:font-size-asian="7pt" style:font-weight-asian="normal" style:font-name-complex="Times New Roman1" style:font-size-complex="7pt" style:font-weight-complex="normal"/>
    </style:style>
    <style:style style:name="P104" style:family="paragraph" style:parent-style-name="Table_20_Contents">
      <style:paragraph-properties fo:text-align="center" style:justify-single-word="false"/>
      <style:text-properties style:font-name="Segoe UI1" fo:font-size="7pt" fo:font-weight="normal" officeooo:rsid="015fa8d1" officeooo:paragraph-rsid="018d748f" style:font-name-asian="Times New Roman1" style:font-size-asian="7pt" style:font-weight-asian="normal" style:font-name-complex="Times New Roman1" style:font-size-complex="7pt" style:font-weight-complex="normal"/>
    </style:style>
    <style:style style:name="P105" style:family="paragraph" style:parent-style-name="Table_20_Contents">
      <style:paragraph-properties fo:text-align="center" style:justify-single-word="false"/>
      <style:text-properties style:font-name="Segoe UI1" fo:font-size="7pt" fo:font-weight="normal" officeooo:rsid="018d748f" officeooo:paragraph-rsid="018d748f" style:font-name-asian="Times New Roman1" style:font-size-asian="7pt" style:font-weight-asian="normal" style:font-name-complex="Times New Roman1" style:font-size-complex="7pt" style:font-weight-complex="normal"/>
    </style:style>
    <style:style style:name="P106" style:family="paragraph" style:parent-style-name="Table_20_Contents">
      <style:paragraph-properties fo:text-align="center" style:justify-single-word="false"/>
      <style:text-properties style:font-name="Segoe UI1" fo:font-size="7pt" fo:font-weight="normal" officeooo:rsid="0192a41f" officeooo:paragraph-rsid="0192a41f" style:font-name-asian="Times New Roman1" style:font-size-asian="7pt" style:font-weight-asian="normal" style:font-name-complex="Times New Roman1" style:font-size-complex="7pt" style:font-weight-complex="normal"/>
    </style:style>
    <style:style style:name="P107" style:family="paragraph" style:parent-style-name="Table_20_Contents">
      <style:paragraph-properties fo:text-align="center" style:justify-single-word="false"/>
      <style:text-properties style:font-name="Segoe UI1" fo:font-size="7pt" fo:font-weight="normal" officeooo:rsid="0199a32a" officeooo:paragraph-rsid="0199a32a" style:font-name-asian="Times New Roman1" style:font-size-asian="7pt" style:font-weight-asian="normal" style:font-name-complex="Times New Roman1" style:font-size-complex="7pt" style:font-weight-complex="normal"/>
    </style:style>
    <style:style style:name="P1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18d748f" officeooo:paragraph-rsid="018edb31" style:font-name-asian="Times New Roman1" style:font-size-asian="7pt" style:font-style-asian="normal" style:font-weight-asian="normal" style:font-name-complex="Times New Roman1" style:font-size-complex="7pt" style:font-weight-complex="normal" style:text-emphasize="none"/>
    </style:style>
    <style:style style:name="P1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18d748f" officeooo:paragraph-rsid="018d748f" style:font-name-asian="Times New Roman1" style:font-size-asian="7pt" style:font-style-asian="normal" style:font-weight-asian="normal" style:font-name-complex="Times New Roman1" style:font-size-complex="7pt" style:font-weight-complex="normal" style:text-emphasize="none"/>
    </style:style>
    <style:style style:name="P1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0c567a2" officeooo:paragraph-rsid="018edb31" style:font-name-asian="Times New Roman1" style:font-size-asian="7pt" style:font-style-asian="normal" style:font-weight-asian="normal" style:font-name-complex="Times New Roman1" style:font-size-complex="7pt" style:font-weight-complex="normal" style:text-emphasize="none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1" fo:font-size="7pt" fo:font-style="normal" fo:text-shadow="none" style:text-underline-style="none" fo:font-weight="normal" officeooo:rsid="00c567a2" officeooo:paragraph-rsid="018d748f" style:font-name-asian="Times New Roman1" style:font-size-asian="7pt" style:font-style-asian="normal" style:font-weight-asian="normal" style:font-name-complex="Times New Roman1" style:font-size-complex="7pt" style:font-weight-complex="normal" style:text-emphasize="none"/>
    </style:style>
    <style:style style:name="P112" style:family="paragraph" style:parent-style-name="Conteúdo_20_de_20_tabela">
      <style:text-properties fo:color="#000000" loext:opacity="100%" style:font-name="Segoe UI2" fo:font-size="10.5pt" fo:font-weight="normal" officeooo:rsid="00611358" officeooo:paragraph-rsid="00c9aebb" style:font-name-asian="Times New Roman1" style:font-size-asian="10.5pt" style:font-weight-asian="normal" style:font-name-complex="Times New Roman1" style:font-size-complex="10.5pt" style:font-weight-complex="normal"/>
    </style:style>
    <style:style style:name="P113" style:family="paragraph">
      <loext:graphic-properties draw:fill="solid" draw:fill-color="#ffffff" draw:opacity="0%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11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solid" draw:fill-color="#00388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-color="#ffffff"/>
    </style:style>
    <style:style style:name="P118" style:family="paragraph">
      <loext:graphic-properties draw:fill="none" draw:fill-color="#729fcf" draw:fill-gradient-name="Gradient_20_2" draw:fill-hatch-name="Hatching_20_1" draw:fill-image-name="Bitmap_20_21" draw:opacity="0%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style:paragraph-properties fo:margin-left="0cm" fo:margin-right="0cm" fo:margin-top="0cm" fo:margin-bottom="0cm" fo:line-height="100%" fo:text-align="start" fo:text-indent="0cm"/>
    </style:style>
    <style:style style:name="P120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etter-spacing="0.282cm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b0a906" style:font-weight-asian="bold" style:font-weight-complex="bold"/>
    </style:style>
    <style:style style:name="T4" style:family="text">
      <style:text-properties fo:font-weight="bold" officeooo:rsid="00b1d8b8" style:font-weight-asian="bold" style:font-weight-complex="bold"/>
    </style:style>
    <style:style style:name="T5" style:family="text">
      <style:text-properties fo:font-weight="bold" officeooo:rsid="00e33af8" style:font-weight-asian="bold" style:font-weight-complex="bold"/>
    </style:style>
    <style:style style:name="T6" style:family="text">
      <style:text-properties fo:font-weight="bold" officeooo:rsid="00e47e34" style:font-weight-asian="bold" style:font-weight-complex="bold"/>
    </style:style>
    <style:style style:name="T7" style:family="text">
      <style:text-properties fo:font-weight="bold" officeooo:rsid="018a7ac7" style:font-weight-asian="bold" style:font-weight-complex="bold"/>
    </style:style>
    <style:style style:name="T8" style:family="text">
      <style:text-properties fo:font-weight="bold" officeooo:rsid="019f2b09" style:font-weight-asian="bold" style:font-name-complex="Times New Roman1" style:font-weight-complex="bold"/>
    </style:style>
    <style:style style:name="T9" style:family="text">
      <style:text-properties fo:color="#000000" loext:opacity="100%"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10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c567a2" style:font-style-asian="normal" style:text-emphasize="none"/>
    </style:style>
    <style:style style:name="T11" style:family="text">
      <style:text-properties fo:color="#000000" loext:opacity="100%" style:font-name="Segoe UI1" fo:font-size="10.5pt" officeooo:rsid="0198545b" style:font-size-asian="10.5pt" style:font-name-complex="Segoe UI2" style:font-size-complex="10.5pt"/>
    </style:style>
    <style:style style:name="T12" style:family="text">
      <style:text-properties fo:color="#000000" loext:opacity="100%" officeooo:rsid="00607049" style:font-name-asian="Times New Roman1" style:font-name-complex="Times New Roman1"/>
    </style:style>
    <style:style style:name="T13" style:family="text">
      <style:text-properties style:font-name="Segoe UI2" fo:font-size="10.5pt" fo:font-weight="bold" style:font-size-asian="10.5pt" style:font-weight-asian="bold" style:font-name-complex="Segoe UI2" style:font-size-complex="10.5pt" style:font-weight-complex="bold"/>
    </style:style>
    <style:style style:name="T14" style:family="text">
      <style:text-properties style:font-name="Segoe UI2" fo:font-size="10.5pt" style:font-size-asian="10.5pt" style:font-name-complex="Segoe UI2" style:font-size-complex="10.5pt"/>
    </style:style>
    <style:style style:name="T15" style:family="text">
      <style:text-properties style:font-name="Segoe UI2" fo:font-size="10.5pt" officeooo:rsid="0055fabe" style:font-size-asian="10.5pt" style:font-name-complex="Segoe UI2" style:font-size-complex="10.5pt"/>
    </style:style>
    <style:style style:name="T16" style:family="text">
      <style:text-properties style:font-name="Segoe UI2" fo:font-size="10.5pt" officeooo:rsid="006899e6" style:font-size-asian="10.5pt" style:font-name-complex="Segoe UI2" style:font-size-complex="10.5pt"/>
    </style:style>
    <style:style style:name="T17" style:family="text">
      <style:text-properties style:font-name="Segoe UI2" fo:font-size="10.5pt" officeooo:rsid="01882b2e" style:font-size-asian="10.5pt" style:font-name-complex="Segoe UI2" style:font-size-complex="10.5pt"/>
    </style:style>
    <style:style style:name="T18" style:family="text">
      <style:text-properties style:font-name="Segoe UI2" fo:font-size="10.5pt" officeooo:rsid="01a158e0" style:font-size-asian="10.5pt" style:font-name-complex="Segoe UI2" style:font-size-complex="10.5pt"/>
    </style:style>
    <style:style style:name="T19" style:family="text">
      <style:text-properties style:font-name="Segoe UI2" fo:font-size="10.5pt" officeooo:rsid="01a2a24a" style:font-size-asian="10.5pt" style:font-name-complex="Segoe UI2" style:font-size-complex="10.5pt"/>
    </style:style>
    <style:style style:name="T20" style:family="text">
      <style:text-properties style:font-name="Segoe UI2" fo:font-size="10.5pt" fo:font-weight="normal" style:font-size-asian="10.5pt" style:font-weight-asian="normal" style:font-name-complex="Segoe UI2" style:font-size-complex="10.5pt" style:font-weight-complex="normal"/>
    </style:style>
    <style:style style:name="T21" style:family="text">
      <style:text-properties fo:font-weight="normal" officeooo:rsid="01a2a24a" style:font-weight-asian="normal" style:font-weight-complex="normal"/>
    </style:style>
    <style:style style:name="T22" style:family="text">
      <style:text-properties style:font-name-complex="Segoe UI2"/>
    </style:style>
    <style:style style:name="T23" style:family="text">
      <style:text-properties officeooo:rsid="00653254" style:font-name-complex="Segoe UI2"/>
    </style:style>
    <style:style style:name="T24" style:family="text">
      <style:text-properties officeooo:rsid="019e8656" style:font-name-complex="Segoe UI2"/>
    </style:style>
    <style:style style:name="T25" style:family="text">
      <style:text-properties officeooo:rsid="006b87ce"/>
    </style:style>
    <style:style style:name="T26" style:family="text">
      <style:text-properties style:font-name="Segoe UI1"/>
    </style:style>
    <style:style style:name="T27" style:family="text">
      <style:text-properties style:font-name="Segoe UI1" officeooo:rsid="0055fabe"/>
    </style:style>
    <style:style style:name="T28" style:family="text">
      <style:text-properties style:font-name-complex="Times New Roman1"/>
    </style:style>
    <style:style style:name="T29" style:family="text">
      <style:text-properties style:font-name-complex="Times New Roman1" style:font-weight-complex="bold"/>
    </style:style>
    <style:style style:name="T30" style:family="text">
      <style:text-properties officeooo:rsid="019f2b09" style:font-name-complex="Times New Roman1" style:font-weight-complex="bold"/>
    </style:style>
    <style:style style:name="T31" style:family="text">
      <style:text-properties officeooo:rsid="00607049" style:font-name-complex="Times New Roman1"/>
    </style:style>
    <style:style style:name="T32" style:family="text">
      <style:text-properties officeooo:rsid="00b696d5" style:font-name-complex="Times New Roman1"/>
    </style:style>
    <style:style style:name="T33" style:family="text">
      <style:text-properties officeooo:rsid="0149f940" style:font-name-complex="Times New Roman1"/>
    </style:style>
    <style:style style:name="T34" style:family="text">
      <style:text-properties officeooo:rsid="017eb434" style:font-name-complex="Times New Roman1"/>
    </style:style>
    <style:style style:name="T35" style:family="text">
      <style:text-properties officeooo:rsid="0180226e" style:font-name-complex="Times New Roman1"/>
    </style:style>
    <style:style style:name="T36" style:family="text">
      <style:text-properties officeooo:rsid="019f2b09" style:font-name-complex="Times New Roman1"/>
    </style:style>
    <style:style style:name="T37" style:family="text">
      <style:text-properties fo:language="pl" fo:country="PL" style:font-name-complex="Times New Roman1" style:font-weight-complex="bold"/>
    </style:style>
    <style:style style:name="T38" style:family="text">
      <style:text-properties fo:language="pl" fo:country="PL" officeooo:rsid="00663ffa" style:font-name-complex="Times New Roman1" style:font-weight-complex="bold"/>
    </style:style>
    <style:style style:name="T39" style:family="text">
      <style:text-properties fo:language="pl" fo:country="PL" officeooo:rsid="00b696d5" style:font-name-complex="Times New Roman1" style:font-weight-complex="bold"/>
    </style:style>
    <style:style style:name="T40" style:family="text">
      <style:text-properties fo:language="pl" fo:country="PL" officeooo:rsid="019f2b09" style:font-name-complex="Times New Roman1" style:font-weight-complex="bold"/>
    </style:style>
    <style:style style:name="T41" style:family="text">
      <style:text-properties officeooo:rsid="00b6e1d7"/>
    </style:style>
    <style:style style:name="T42" style:family="text">
      <style:text-properties officeooo:rsid="00fdeda0"/>
    </style:style>
    <style:style style:name="T43" style:family="text">
      <style:text-properties officeooo:rsid="00ffca13"/>
    </style:style>
    <style:style style:name="T44" style:family="text">
      <style:text-properties officeooo:rsid="00fe4bde"/>
    </style:style>
    <style:style style:name="T45" style:family="text">
      <style:text-properties officeooo:rsid="0175764a"/>
    </style:style>
    <style:style style:name="T46" style:family="text">
      <style:text-properties officeooo:rsid="017a14f6"/>
    </style:style>
    <style:style style:name="T47" style:family="text">
      <style:text-properties officeooo:rsid="0188fc54"/>
    </style:style>
    <style:style style:name="T48" style:family="text">
      <style:text-properties fo:language="pt" fo:country="BR" officeooo:rsid="019f2b09" style:font-name-complex="Times New Roman1" style:font-weight-complex="bold"/>
    </style:style>
    <style:style style:name="T49" style:family="text">
      <style:text-properties officeooo:rsid="01a094a1"/>
    </style:style>
    <style:style style:name="T50" style:family="text">
      <style:text-properties officeooo:rsid="01a158e0"/>
    </style:style>
    <style:style style:name="T51" style:family="text">
      <style:text-properties officeooo:rsid="010f453d" style:font-weight-complex="normal"/>
    </style:style>
    <style:style style:name="T52" style:family="text">
      <style:text-properties officeooo:rsid="01a2a24a"/>
    </style:style>
    <style:style style:name="T53" style:family="text">
      <style:text-properties officeooo:rsid="01a32a8e"/>
    </style:style>
    <style:style style:name="T54" style:family="text">
      <style:text-properties officeooo:rsid="01a36ef5"/>
    </style:style>
    <style:style style:name="T55" style:family="text">
      <style:text-properties officeooo:rsid="00946511"/>
    </style:style>
    <style:style style:name="T56" style:family="text">
      <style:text-properties style:font-name="Segoe UI" style:font-name-asian="Times New Roman" style:font-name-complex="Times New Roman"/>
    </style:style>
    <style:style style:name="T57" style:family="text">
      <style:text-properties fo:font-variant="normal" fo:text-transform="none" fo:color="#00388c" loext:opacity="100%" style:text-outline="false" style:text-line-through-style="none" style:text-line-through-type="none" style:font-name="Humnst777 Cn BT1" fo:font-size="16pt" fo:font-style="normal" fo:text-shadow="none" style:text-underline-style="none" fo:font-weight="normal" style:letter-kerning="true" style:font-name-asian="Humnst777 Cn BT1" style:font-size-asian="14pt" style:font-style-asian="normal" style:font-weight-asian="normal" style:font-name-complex="Humnst777 Cn B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388c" loext:opacity="100%" style:text-outline="false" style:text-line-through-style="none" style:text-line-through-type="none" style:font-name="Humnst777 Cn BT1" fo:font-size="16pt" fo:font-style="italic" fo:text-shadow="none" style:text-underline-style="none" fo:font-weight="normal" style:letter-kerning="true" style:font-name-asian="Humnst777 Cn BT1" style:font-size-asian="14pt" style:font-style-asian="normal" style:font-weight-asian="normal" style:font-name-complex="Humnst777 Cn B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00" loext:opacity="100%" style:text-outline="false" style:text-line-through-style="none" style:text-line-through-type="none" style:font-name="Humnst777 Cn BT1" fo:font-size="11pt" fo:font-style="normal" fo:text-shadow="none" style:text-underline-style="none" fo:font-weight="normal" style:letter-kerning="true" style:font-name-asian="Humnst777 Cn BT1" style:font-size-asian="14pt" style:font-style-asian="normal" style:font-weight-asian="normal" style:font-name-complex="Humnst777 Cn B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00" loext:opacity="100%" style:text-outline="false" style:text-line-through-style="none" style:text-line-through-type="none" style:font-name="Humnst777 Cn BT1" fo:font-size="11pt" fo:font-style="italic" fo:text-shadow="none" style:text-underline-style="none" fo:font-weight="normal" style:letter-kerning="true" style:font-name-asian="Humnst777 Cn BT1" style:font-size-asian="14pt" style:font-style-asian="normal" style:font-weight-asian="normal" style:font-name-complex="Humnst777 Cn B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388c" loext:opacity="100%" style:text-outline="false" style:text-line-through-style="none" style:text-line-through-type="none" style:font-name="Humnst777 Cn BT1" fo:font-size="12pt" fo:font-style="normal" fo:text-shadow="none" style:text-underline-style="none" fo:font-weight="normal" style:letter-kerning="true" style:font-name-asian="Humnst777 Cn BT1" style:font-size-asian="12pt" style:font-style-asian="normal" style:font-weight-asian="normal" style:font-name-complex="Humnst777 Cn BT1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stroke-dash="Dashed_20__28_var_29__20_2" svg:stroke-width="0cm" svg:stroke-color="#3465a4" draw:marker-start-width="0.199cm" draw:marker-start-center="false" draw:marker-end-width="0.199cm" draw:marker-end-center="false" draw:fill="solid" draw:fill-color="#ffffff" draw:opacity="0%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fffff" draw:textarea-horizontal-align="justify" draw:textarea-vertical-align="middle" fo:min-height="2.672cm" fo:min-width="2.54cm" fo:padding-top="0cm" fo:padding-bottom="0cm" fo:padding-left="0cm" fo:padding-right="0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19cm" svg:stroke-color="#00388c" draw:marker-start-width="0.199cm" draw:marker-start-center="false" draw:marker-end-width="0.199cm" draw:marker-end-center="false" draw:stroke-linejoin="miter" draw:fill="solid" draw:fill-color="#00388c" draw:textarea-horizontal-align="justify" fo:padding-top="0.136cm" fo:padding-bottom="0.136cm" fo:padding-left="0.259cm" fo:padding-right="0.259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ffffff" draw:fill-color="#ffffff" draw:textarea-horizontal-align="justify" draw:textarea-vertical-align="middle" draw:auto-grow-height="false" fo:min-height="3.761cm" fo:min-width="3.7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stroke-dash="Dashed_20__28_var_29__20_1" svg:stroke-width="0cm" svg:stroke-color="#3465a4" draw:marker-start-width="0.199cm" draw:marker-start-center="false" draw:marker-end-width="0.199cm" draw:marker-end-center="false" draw:fill="none" draw:fill-color="#729fcf" draw:fill-gradient-name="Gradient_20_2" draw:fill-hatch-name="Hatching_20_1" draw:fill-image-name="Bitmap_20_21" draw:opacity="0%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draw:color-mode="standard" draw:luminance="0%" draw:contrast="0%" draw:gamma="100%" draw:red="0%" draw:green="0%" draw:blue="0%" fo:clip="rect(0.523cm, 12.64cm, 5.333cm, 12.683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fffff" draw:textarea-horizontal-align="justify" fo:min-height="2.965cm" fo:min-width="2.54cm" fo:padding-top="0cm" fo:padding-bottom="0cm" fo:padding-left="0cm" fo:padding-right="0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PLANO DE CURSO</text:p>
      <text:p text:style-name="P54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66">IDENTIFICAÇÃO</text:p>
          </table:table-cell>
        </table:table-row>
        <table:table-row table:style-name="Tabela1.1">
          <table:table-cell table:style-name="Tabela1.A2" office:value-type="string">
            <text:p text:style-name="P69"><text:span text:style-name="T13">DISCIPLINA:</text:span><text:span text:style-name="T14"> </text:span><text:span text:style-name="T18">ESTRUTURAS DE DADOS </text:span><text:span text:style-name="T19">I</text:span><text:span text:style-name="T14"><text:tab/><text:tab/><text:tab/> <text:s text:c="4"/></text:span><text:span text:style-name="T13">CÓDIGO:</text:span><text:span text:style-name="T14"> </text:span><text:span text:style-name="T15">COMP0</text:span><text:span text:style-name="T18">221</text:span></text:p>
            <text:p text:style-name="P68"><text:span text:style-name="T13">C.H. TEÓRICA: </text:span><text:span text:style-name="T20">30</text:span><text:span text:style-name="T14"> <text:tab/></text:span><text:span text:style-name="T13">C.H. PRÁTICA</text:span><text:span text:style-name="T14">: 30<text:tab/></text:span><text:span text:style-name="T13">Nº DE CRÉDITOS:</text:span><text:span text:style-name="T14"> <text:tab/></text:span><text:span text:style-name="T15">4</text:span><text:span text:style-name="T14"><text:tab/></text:span><text:span text:style-name="T13">PRÉ-REQUISITO(S):</text:span><text:span text:style-name="T14"> -</text:span></text:p>
            <text:p text:style-name="P68"><text:span text:style-name="T13">TURMA:</text:span><text:span text:style-name="T14"> </text:span><text:span text:style-name="T18">T01</text:span><text:span text:style-name="T14"><text:tab/><text:tab/><text:tab/></text:span><text:span text:style-name="T13">HORÁRIO:</text:span><text:span text:style-name="T14"> <text:tab/><text:tab/><text:tab/></text:span><text:span text:style-name="T13">PERÍODO:</text:span><text:span text:style-name="T14"> </text:span><text:span text:style-name="T15">20</text:span><text:span text:style-name="T16">2</text:span><text:span text:style-name="T17">1</text:span><text:span text:style-name="T15">.</text:span><text:span text:style-name="T17">1</text:span></text:p>
            <text:p text:style-name="P75"><text:span text:style-name="T13">PROFESSOR:</text:span><text:span text:style-name="T14"> </text:span><text:span text:style-name="T11">WESLEY OLIVEIRA SOUZA</text:span></text:p>
          </table:table-cell>
        </table:table-row>
        <table:table-row table:style-name="Tabela1.1">
          <table:table-cell table:style-name="Tabela1.A3" office:value-type="string">
            <text:p text:style-name="P66">EMENTA</text:p>
          </table:table-cell>
        </table:table-row>
        <table:table-row table:style-name="Tabela1.1">
          <table:table-cell table:style-name="Tabela1.A4" office:value-type="string">
            <text:p text:style-name="P77">Noções de complexidade de algoritmos. Apontadores e variáveis dinâmicas. Representação e manipulação de estruturas lineares de dados: listas, pilhas e filas. Buscas: sequencial, binária e interpolada. Arvores: binárias, binárias de busca, balanceadas (AVL, rubro-negras), intervalares, costuradas e heaps. Filas de Prioridade. Conjunto Union-Find. Classificação interna de dados: inserção direta, quicksort, mergesort, heapsort. Aplicações usando o paradigma imperativo. Trabalho prático.</text:p>
          </table:table-cell>
        </table:table-row>
        <table:table-row table:style-name="Tabela1.1">
          <table:table-cell table:style-name="Tabela1.A3" office:value-type="string">
            <text:p text:style-name="P66">OBJETIVOS</text:p>
          </table:table-cell>
        </table:table-row>
        <table:table-row table:style-name="Tabela1.1">
          <table:table-cell table:style-name="Tabela1.A6" office:value-type="string">
            <text:p text:style-name="P71">1. Geral: <text:span text:style-name="T21">Capacitar o aluno a compreender, do ponto de vista da utilização e representação computacional, e a construir estruturas de dados a partir da perspectiva do paradigma de programação imperativo.</text:span></text:p>
            <text:p text:style-name="P72"/>
            <text:p text:style-name="P56">2. Específicos:</text:p>
            <text:p text:style-name="P63">(a) Possibilitar ao aluno identificar o papel das estruturas de dados no desenvolvimento de software.</text:p>
            <text:p text:style-name="P63">(b) Habilitar o aluno a aplicar as estruturas de dados mais adequadas a um problema dado.</text:p>
            <text:p text:style-name="P64"><text:span text:style-name="T52">(c) Capacitar o aluno a implementar estruturas de dados aplicando de maneira adequada </text:span><text:span text:style-name="T24">os recursos da linguagem de programação imperativa C.</text:span></text:p>
            <text:p text:style-name="P62">(d) <text:span text:style-name="T56">Incentivar o aluno a construir o seu próprio conhecimento por meio do autoaprendizado e a aplicação de conceitos além dos discutidos em sala de aula.</text:span></text:p>
          </table:table-cell>
        </table:table-row>
        <table:table-row table:style-name="Tabela1.1">
          <table:table-cell table:style-name="Tabela1.A3" office:value-type="string">
            <text:p text:style-name="P66">CONTEÚDO PROGRAMADO (2H/AULA)</text:p>
          </table:table-cell>
        </table:table-row>
        <table:table-row table:style-name="Tabela1.1">
          <table:table-cell table:style-name="Tabela1.A8" office:value-type="string">
            <table:table table:name="Tabela" table:style-name="Tabela">
              <table:table-column table:style-name="Tabela.A"/>
              <table:table-column table:style-name="Tabela.B"/>
              <table:table-column table:style-name="Tabela.C"/>
              <table:table-column table:style-name="Tabela.D"/>
              <table:table-column table:style-name="Tabela.E"/>
              <table:table-row table:style-name="TableLine2647383889232">
                <table:table-cell table:style-name="Tabela.A1" office:value-type="string">
                  <text:p text:style-name="P83"/>
                </table:table-cell>
                <table:table-cell table:style-name="Tabela.A1" office:value-type="string">
                  <text:p text:style-name="P84"/>
                </table:table-cell>
                <table:table-cell table:style-name="Tabela.C1" office:value-type="string">
                  <text:p text:style-name="P82">Encontros síncronos</text:p>
                </table:table-cell>
                <table:table-cell table:style-name="Tabela.D1" table:number-columns-spanned="2" office:value-type="string">
                  <text:p text:style-name="P4">Atividades assíncronas</text:p>
                </table:table-cell>
                <table:covered-table-cell/>
              </table:table-row>
              <table:table-row table:style-name="TableLine2647383900928">
                <table:table-cell table:style-name="Tabela.A1" office:value-type="string">
                  <text:p text:style-name="P85">Aula</text:p>
                </table:table-cell>
                <table:table-cell table:style-name="Tabela.A1" office:value-type="string">
                  <text:p text:style-name="P84">Data</text:p>
                </table:table-cell>
                <table:table-cell table:style-name="Tabela.A1" office:value-type="string">
                  <text:p text:style-name="P84">Tópico</text:p>
                </table:table-cell>
                <table:table-cell table:style-name="Tabela.A1" office:value-type="string">
                  <text:p text:style-name="P3">Videoaulas</text:p>
                  <text:p text:style-name="P41"/>
                </table:table-cell>
                <table:table-cell table:style-name="Tabela.D1" office:value-type="string">
                  <text:p text:style-name="P5">Atividade</text:p>
                  <text:p text:style-name="P41"/>
                </table:table-cell>
              </table:table-row>
              <table:table-row table:style-name="TableLine2647383896576">
                <table:table-cell table:style-name="Tabela.A3" office:value-type="string">
                  <text:p text:style-name="P86">01</text:p>
                </table:table-cell>
                <table:table-cell table:style-name="Tabela.A3" office:value-type="string">
                  <text:p text:style-name="P98">03/02</text:p>
                </table:table-cell>
                <table:table-cell table:style-name="Tabela.A3" office:value-type="string">
                  <text:p text:style-name="P6">Apresentação da Disciplina</text:p>
                </table:table-cell>
                <table:table-cell table:style-name="Tabela.A3" office:value-type="string">
                  <text:p text:style-name="P99"/>
                </table:table-cell>
                <table:table-cell table:style-name="Tabela.E3" office:value-type="string">
                  <text:p text:style-name="P87"/>
                </table:table-cell>
              </table:table-row>
              <table:table-row table:style-name="TableLine2647383885968">
                <table:table-cell table:style-name="Tabela.A3" office:value-type="string">
                  <text:p text:style-name="P86">02</text:p>
                </table:table-cell>
                <table:table-cell table:style-name="Tabela.A3" office:value-type="string">
                  <text:p text:style-name="P107">08/02</text:p>
                </table:table-cell>
                <table:table-cell table:style-name="Tabela.A3" office:value-type="string">
                  <text:p text:style-name="P9">Noções de Complexidade de Algoritmos</text:p>
                </table:table-cell>
                <table:table-cell table:style-name="Tabela.A3" office:value-type="string">
                  <text:p text:style-name="P100">Complexidade de algoritmos</text:p>
                </table:table-cell>
                <table:table-cell table:style-name="Tabela.E3" office:value-type="string">
                  <text:p text:style-name="P91">Lista </text:p>
                </table:table-cell>
              </table:table-row>
              <table:table-row table:style-name="TableLine2647383886240">
                <table:table-cell table:style-name="Tabela.A3" office:value-type="string">
                  <text:p text:style-name="P86">03</text:p>
                </table:table-cell>
                <table:table-cell table:style-name="Tabela.A3" office:value-type="string">
                  <text:p text:style-name="P98">10/02</text:p>
                </table:table-cell>
                <table:table-cell table:style-name="Tabela.A3" office:value-type="string">
                  <text:p text:style-name="P6">Linguagem de Programação C</text:p>
                </table:table-cell>
                <table:table-cell table:style-name="Tabela.A3" office:value-type="string">
                  <text:p text:style-name="P24">Visão geral da linguagem C</text:p>
                </table:table-cell>
                <table:table-cell table:style-name="Tabela.E3" office:value-type="string">
                  <text:p text:style-name="P96">Lista </text:p>
                </table:table-cell>
              </table:table-row>
              <table:table-row table:style-name="TableLine2647383886512">
                <table:table-cell table:style-name="Tabela.A3" office:value-type="string">
                  <text:p text:style-name="P86">04</text:p>
                </table:table-cell>
                <table:table-cell table:style-name="Tabela.A3" office:value-type="string">
                  <text:p text:style-name="P98">15/02</text:p>
                </table:table-cell>
                <table:table-cell table:style-name="Tabela.A3" office:value-type="string">
                  <text:p text:style-name="P8">Apontadores e Variáveis Dinâmicas</text:p>
                </table:table-cell>
                <table:table-cell table:style-name="Tabela.A3" office:value-type="string">
                  <text:p text:style-name="P24">Apontadores</text:p>
                </table:table-cell>
                <table:table-cell table:style-name="Tabela.E3" office:value-type="string">
                  <text:p text:style-name="P93"/>
                </table:table-cell>
              </table:table-row>
              <table:table-row table:style-name="TableLine2647383886784">
                <table:table-cell table:style-name="Tabela.A3" office:value-type="string">
                  <text:p text:style-name="P101">05</text:p>
                </table:table-cell>
                <table:table-cell table:style-name="Tabela.A3" office:value-type="string">
                  <text:p text:style-name="P98">17/02</text:p>
                </table:table-cell>
                <table:table-cell table:style-name="Tabela.A3" office:value-type="string">
                  <text:p text:style-name="P46">Estruturas Lineares de dados: Listas</text:p>
                </table:table-cell>
                <table:table-cell table:style-name="Tabela.A3" office:value-type="string">
                  <text:p text:style-name="P49">Listas na linguagem C</text:p>
                </table:table-cell>
                <table:table-cell table:style-name="Tabela.E3" office:value-type="string">
                  <text:p text:style-name="P89">Lista </text:p>
                </table:table-cell>
              </table:table-row>
              <table:table-row table:style-name="TableLine2647383914256">
                <table:table-cell table:style-name="Tabela.A3" office:value-type="string">
                  <text:p text:style-name="P86">06</text:p>
                </table:table-cell>
                <table:table-cell table:style-name="Tabela.A3" office:value-type="string">
                  <text:p text:style-name="P98">22/02</text:p>
                </table:table-cell>
                <table:table-cell table:style-name="Tabela.A3" office:value-type="string">
                  <text:p text:style-name="P44">Estruturas Lineares de dados: Pilha e Fila</text:p>
                </table:table-cell>
                <table:table-cell table:style-name="Tabela.A3" office:value-type="string">
                  <text:p text:style-name="P49">Pilhas e Filas na linguagem C</text:p>
                </table:table-cell>
                <table:table-cell table:style-name="Tabela.E3" office:value-type="string">
                  <text:p text:style-name="P87"/>
                </table:table-cell>
              </table:table-row>
              <table:table-row table:style-name="TableLine2647383917248">
                <table:table-cell table:style-name="Tabela.A3" office:value-type="string">
                  <text:p text:style-name="P86"><text:soft-page-break/>07</text:p>
                </table:table-cell>
                <table:table-cell table:style-name="Tabela.A3" office:value-type="string">
                  <text:p text:style-name="P107">24/02</text:p>
                </table:table-cell>
                <table:table-cell table:style-name="Tabela.A3" office:value-type="string">
                  <text:p text:style-name="P42">Busca sequencial e binária</text:p>
                </table:table-cell>
                <table:table-cell table:style-name="Tabela.A3" office:value-type="string">
                  <text:p text:style-name="P24">Busca sequencial e binária na linguagem C</text:p>
                </table:table-cell>
                <table:table-cell table:style-name="Tabela.E3" table:number-rows-spanned="2" office:value-type="string">
                  <text:p text:style-name="P95">Lista </text:p>
                </table:table-cell>
              </table:table-row>
              <table:table-row table:style-name="TableLine2647383918880">
                <table:table-cell table:style-name="Tabela.A3" office:value-type="string">
                  <text:p text:style-name="P86">08</text:p>
                </table:table-cell>
                <table:table-cell table:style-name="Tabela.A3" office:value-type="string">
                  <text:p text:style-name="P107">01/03</text:p>
                </table:table-cell>
                <table:table-cell table:style-name="Tabela.A3" office:value-type="string">
                  <text:p text:style-name="P42">Busca interpolada </text:p>
                </table:table-cell>
                <table:table-cell table:style-name="Tabela.A3" office:value-type="string">
                  <text:p text:style-name="P10">Busca interpolada</text:p>
                </table:table-cell>
                <table:covered-table-cell/>
              </table:table-row>
              <table:table-row table:style-name="TableLine2647383909088">
                <table:table-cell table:style-name="Tabela.A3" office:value-type="string">
                  <text:p text:style-name="P86">09</text:p>
                </table:table-cell>
                <table:table-cell table:style-name="Tabela.A3" office:value-type="string">
                  <text:p text:style-name="P107">03/03</text:p>
                </table:table-cell>
                <table:table-cell table:style-name="Tabela.A3" office:value-type="string">
                  <text:p text:style-name="P7"><text:s/>Revisão</text:p>
                </table:table-cell>
                <table:table-cell table:style-name="Tabela.A3" office:value-type="string">
                  <text:p text:style-name="P14"/>
                </table:table-cell>
                <table:table-cell table:style-name="Tabela.E3" office:value-type="string">
                  <text:p text:style-name="P102"><text:span text:style-name="T9">Desenvolvimento </text:span><text:span text:style-name="T10">Trabalho Prático</text:span></text:p>
                </table:table-cell>
              </table:table-row>
              <table:table-row table:style-name="TableLine2647383913984">
                <table:table-cell table:style-name="Tabela.A3" office:value-type="string">
                  <text:p text:style-name="P101">10</text:p>
                </table:table-cell>
                <table:table-cell table:style-name="Tabela.A3" office:value-type="string">
                  <text:p text:style-name="P107">08/03</text:p>
                </table:table-cell>
                <table:table-cell table:style-name="Tabela.A3" office:value-type="string">
                  <text:p text:style-name="P50">Primeira avaliação</text:p>
                </table:table-cell>
                <table:table-cell table:style-name="Tabela.A3" office:value-type="string">
                  <text:p text:style-name="P12"/>
                </table:table-cell>
                <table:table-cell table:style-name="Tabela.E3" office:value-type="string">
                  <text:p text:style-name="P97">Lista</text:p>
                </table:table-cell>
              </table:table-row>
              <table:table-row table:style-name="TableLine2647383904192">
                <table:table-cell table:style-name="Tabela.A3" office:value-type="string">
                  <text:p text:style-name="P101">11</text:p>
                </table:table-cell>
                <table:table-cell table:style-name="Tabela.A3" office:value-type="string">
                  <text:p text:style-name="P107">10/03</text:p>
                </table:table-cell>
                <table:table-cell table:style-name="Tabela.A3" office:value-type="string">
                  <text:p text:style-name="P28">Árvores Binárias (parte 1)</text:p>
                </table:table-cell>
                <table:table-cell table:style-name="Tabela.A3" office:value-type="string">
                  <text:p text:style-name="P29">Árvores Binárias</text:p>
                </table:table-cell>
                <table:table-cell table:style-name="Tabela.E3" office:value-type="string">
                  <text:p text:style-name="P92"/>
                </table:table-cell>
              </table:table-row>
              <table:table-row table:style-name="TableLine2647383917520">
                <table:table-cell table:style-name="Tabela.A3" office:value-type="string">
                  <text:p text:style-name="P106">12</text:p>
                </table:table-cell>
                <table:table-cell table:style-name="Tabela.A3" office:value-type="string">
                  <text:p text:style-name="P107">15/03</text:p>
                </table:table-cell>
                <table:table-cell table:style-name="Tabela.A3" office:value-type="string">
                  <text:p text:style-name="P30">Árvores Binárias (parte <text:span text:style-name="T50">2</text:span>)</text:p>
                </table:table-cell>
                <table:table-cell table:style-name="Tabela.A3" office:value-type="string">
                  <text:p text:style-name="P22"><text:span text:style-name="T51">Árvores Binárias</text:span> na linguagem C</text:p>
                </table:table-cell>
                <table:table-cell table:style-name="Tabela.E3" office:value-type="string">
                  <text:p text:style-name="Standard"/>
                </table:table-cell>
              </table:table-row>
              <table:table-row table:style-name="TableLine2647383906640">
                <table:table-cell table:style-name="Tabela.A3" office:value-type="string">
                  <text:p text:style-name="P101">13</text:p>
                </table:table-cell>
                <table:table-cell table:style-name="Tabela.A3" office:value-type="string">
                  <text:p text:style-name="P107">17/03</text:p>
                </table:table-cell>
                <table:table-cell table:style-name="Tabela.A3" office:value-type="string">
                  <text:p text:style-name="P32">Árvores Binárias de Busca</text:p>
                </table:table-cell>
                <table:table-cell table:style-name="Tabela.A3" office:value-type="string">
                  <text:p text:style-name="P23"><text:span text:style-name="T51">Árvores Binárias</text:span> na linguagem C</text:p>
                </table:table-cell>
                <table:table-cell table:style-name="Tabela.E3" office:value-type="string">
                  <text:p text:style-name="Standard"/>
                </table:table-cell>
              </table:table-row>
              <table:table-row table:style-name="TableLine2647383916160">
                <table:table-cell table:style-name="Tabela.A3" office:value-type="string">
                  <text:p text:style-name="P101">14</text:p>
                </table:table-cell>
                <table:table-cell table:style-name="Tabela.A3" office:value-type="string">
                  <text:p text:style-name="P107">22/03</text:p>
                </table:table-cell>
                <table:table-cell table:style-name="Tabela.A3" office:value-type="string">
                  <text:p text:style-name="P25">Implementando Árvores Binárias na linguagem C</text:p>
                </table:table-cell>
                <table:table-cell table:style-name="Tabela.A3" office:value-type="string">
                  <text:p text:style-name="P26">Implementa<text:span text:style-name="T54">ção de</text:span> Árvores Binárias na linguagem C</text:p>
                </table:table-cell>
                <table:table-cell table:style-name="Tabela.E3" table:number-rows-spanned="2" office:value-type="string">
                  <text:p text:style-name="P94">Lista <text:span text:style-name="T44">6</text:span></text:p>
                </table:table-cell>
              </table:table-row>
              <table:table-row table:style-name="TableLine2647383919152">
                <table:table-cell table:style-name="Tabela.A3" office:value-type="string">
                  <text:p text:style-name="P101">15</text:p>
                </table:table-cell>
                <table:table-cell table:style-name="Tabela.A3" office:value-type="string">
                  <text:p text:style-name="P107">24/03</text:p>
                </table:table-cell>
                <table:table-cell table:style-name="Tabela.A3" office:value-type="string">
                  <text:p text:style-name="P25">Árvores Balanceadas (parte 1)</text:p>
                </table:table-cell>
                <table:table-cell table:style-name="Tabela.A3" office:value-type="string">
                  <text:p text:style-name="P11"><text:span text:style-name="T55">Árvores Balanceadas</text:span> </text:p>
                </table:table-cell>
                <table:covered-table-cell/>
              </table:table-row>
              <table:table-row table:style-name="TableLine2647383904736">
                <table:table-cell table:style-name="Tabela.A3" office:value-type="string">
                  <text:p text:style-name="P101">16</text:p>
                </table:table-cell>
                <table:table-cell table:style-name="Tabela.A3" office:value-type="string">
                  <text:p text:style-name="P107">29/03</text:p>
                </table:table-cell>
                <table:table-cell table:style-name="Tabela.A3" office:value-type="string">
                  <text:p text:style-name="P10">Árvores Balanceadas (parte <text:span text:style-name="T50">2</text:span>)</text:p>
                </table:table-cell>
                <table:table-cell table:style-name="Tabela.A3" office:value-type="string">
                  <text:p text:style-name="P27">Implementação de árvore AVL na linguagem C</text:p>
                </table:table-cell>
                <table:table-cell table:style-name="Tabela.E3" table:number-rows-spanned="2" office:value-type="string">
                  <text:p text:style-name="P94">Lista <text:span text:style-name="T44">7</text:span></text:p>
                  <text:p text:style-name="P94"/>
                </table:table-cell>
              </table:table-row>
              <table:table-row table:style-name="TableLine2647383903376">
                <table:table-cell table:style-name="Tabela.A3" office:value-type="string">
                  <text:p text:style-name="P101">17</text:p>
                </table:table-cell>
                <table:table-cell table:style-name="Tabela.A3" office:value-type="string">
                  <text:p text:style-name="P107">31/03</text:p>
                </table:table-cell>
                <table:table-cell table:style-name="Tabela.A3" office:value-type="string">
                  <text:p text:style-name="P17">Árvores Balanceadas (parte <text:span text:style-name="T50">3</text:span>)</text:p>
                </table:table-cell>
                <table:table-cell table:style-name="Tabela.A3" office:value-type="string">
                  <text:p text:style-name="P27">Implementação de árvore AVL na linguagem C</text:p>
                </table:table-cell>
                <table:covered-table-cell/>
              </table:table-row>
              <table:table-row table:style-name="TableLine2647383917792">
                <table:table-cell table:style-name="Tabela.A3" office:value-type="string">
                  <text:p text:style-name="P101">18</text:p>
                </table:table-cell>
                <table:table-cell table:style-name="Tabela.A3" office:value-type="string">
                  <text:p text:style-name="P107">05/04</text:p>
                </table:table-cell>
                <table:table-cell table:style-name="Tabela.A3" office:value-type="string">
                  <text:p text:style-name="P29">Implementando Árvores Balanceadas na linguagem C</text:p>
                </table:table-cell>
                <table:table-cell table:style-name="Tabela.A3" office:value-type="string">
                  <text:p text:style-name="P99"/>
                </table:table-cell>
                <table:table-cell table:style-name="Tabela.E3" office:value-type="string">
                  <text:p text:style-name="P103"><text:span text:style-name="T9">Desenvolvimento </text:span><text:span text:style-name="T10">Trabalho Prático</text:span></text:p>
                </table:table-cell>
              </table:table-row>
              <table:table-row table:style-name="TableLine2647383905824">
                <table:table-cell table:style-name="Tabela.A3" office:value-type="string">
                  <text:p text:style-name="P101">19</text:p>
                </table:table-cell>
                <table:table-cell table:style-name="Tabela.A3" office:value-type="string">
                  <text:p text:style-name="P107">07/04</text:p>
                </table:table-cell>
                <table:table-cell table:style-name="Tabela.A3" office:value-type="string">
                  <text:p text:style-name="P31">Revisão</text:p>
                </table:table-cell>
                <table:table-cell table:style-name="Tabela.A3" office:value-type="string">
                  <text:p text:style-name="P45"/>
                </table:table-cell>
                <table:table-cell table:style-name="Tabela.E3" office:value-type="string">
                  <text:p text:style-name="P90"/>
                </table:table-cell>
              </table:table-row>
              <table:table-row table:style-name="TableLine2647383906368">
                <table:table-cell table:style-name="Tabela.A3" office:value-type="string">
                  <text:p text:style-name="P101">20</text:p>
                </table:table-cell>
                <table:table-cell table:style-name="Tabela.A3" office:value-type="string">
                  <text:p text:style-name="P107">12/04</text:p>
                </table:table-cell>
                <table:table-cell table:style-name="Tabela.A3" office:value-type="string">
                  <text:p text:style-name="P33">Segunda avaliação</text:p>
                </table:table-cell>
                <table:table-cell table:style-name="Tabela.A3" office:value-type="string">
                  <text:p text:style-name="P13"/>
                </table:table-cell>
                <table:table-cell table:style-name="Tabela.E3" office:value-type="string">
                  <text:p text:style-name="P88"/>
                </table:table-cell>
              </table:table-row>
              <table:table-row table:style-name="TableLine2647383912624">
                <table:table-cell table:style-name="Tabela.A3" office:value-type="string">
                  <text:p text:style-name="P105">21</text:p>
                </table:table-cell>
                <table:table-cell table:style-name="Tabela.A3" office:value-type="string">
                  <text:p text:style-name="P107">14/04</text:p>
                </table:table-cell>
                <table:table-cell table:style-name="Tabela.A3" office:value-type="string">
                  <text:p text:style-name="P52">Árvores Heap </text:p>
                </table:table-cell>
                <table:table-cell table:style-name="Tabela.A3" office:value-type="string">
                  <text:p text:style-name="P27">Implementação de árvore Heap na linguagem C</text:p>
                </table:table-cell>
                <table:table-cell table:style-name="Tabela.E3" office:value-type="string">
                  <text:p text:style-name="Standard"/>
                </table:table-cell>
              </table:table-row>
              <table:table-row table:style-name="TableLine2647383919424">
                <table:table-cell table:style-name="Tabela.A3" office:value-type="string">
                  <text:p text:style-name="P101">22</text:p>
                </table:table-cell>
                <table:table-cell table:style-name="Tabela.A3" office:value-type="string">
                  <text:p text:style-name="P107">19/04</text:p>
                </table:table-cell>
                <table:table-cell table:style-name="Tabela.A3" office:value-type="string">
                  <text:p text:style-name="P52">Filas de Prioridade</text:p>
                </table:table-cell>
                <table:table-cell table:style-name="Tabela.A3" office:value-type="string">
                  <text:p text:style-name="P27">Filas de Prioridade da Linguagem C</text:p>
                </table:table-cell>
                <table:table-cell table:style-name="Tabela.E3" office:value-type="string">
                  <text:p text:style-name="Standard"/>
                </table:table-cell>
              </table:table-row>
              <table:table-row table:style-name="TableLine2647383918064">
                <table:table-cell table:style-name="Tabela.A3" office:value-type="string">
                  <text:p text:style-name="P101">23</text:p>
                </table:table-cell>
                <table:table-cell table:style-name="Tabela.A3" office:value-type="string">
                  <text:p text:style-name="P107">21/04</text:p>
                </table:table-cell>
                <table:table-cell table:style-name="Tabela.A3" office:value-type="string">
                  <text:p text:style-name="P15">Conjunto Union-Find</text:p>
                </table:table-cell>
                <table:table-cell table:style-name="Tabela.A3" office:value-type="string">
                  <text:p text:style-name="P21">Recursividade na linguagem C</text:p>
                </table:table-cell>
                <table:table-cell table:style-name="Tabela.E3" office:value-type="string">
                  <text:p text:style-name="P99">Lista</text:p>
                </table:table-cell>
              </table:table-row>
              <table:table-row table:style-name="TableLine2647383903648">
                <table:table-cell table:style-name="Tabela.A3" office:value-type="string">
                  <text:p text:style-name="P101">24</text:p>
                </table:table-cell>
                <table:table-cell table:style-name="Tabela.A3" office:value-type="string">
                  <text:p text:style-name="P98">26/04</text:p>
                </table:table-cell>
                <table:table-cell table:style-name="Tabela.A3" office:value-type="string">
                  <text:p text:style-name="P15">Classificação interna de dados</text:p>
                </table:table-cell>
                <table:table-cell table:style-name="Tabela.A3" office:value-type="string">
                  <text:p text:style-name="P18">Classificação interna de dados</text:p>
                </table:table-cell>
                <table:table-cell table:style-name="Tabela.E3" office:value-type="string">
                  <text:p text:style-name="P108">Lista</text:p>
                </table:table-cell>
              </table:table-row>
              <table:table-row table:style-name="TableLine2647383903920">
                <table:table-cell table:style-name="Tabela.A3" office:value-type="string">
                  <text:p text:style-name="P101">25</text:p>
                </table:table-cell>
                <table:table-cell table:style-name="Tabela.A3" office:value-type="string">
                  <text:p text:style-name="P98">28/04</text:p>
                </table:table-cell>
                <table:table-cell table:style-name="Tabela.A3" office:value-type="string">
                  <text:p text:style-name="P15">Classificação interna de dados: Inserção direta e Quicksort</text:p>
                </table:table-cell>
                <table:table-cell table:style-name="Tabela.A3" office:value-type="string">
                  <text:p text:style-name="P27">Algoritmos para classificação de dados</text:p>
                </table:table-cell>
                <table:table-cell table:style-name="Tabela.E3" office:value-type="string">
                  <text:p text:style-name="P109"/>
                </table:table-cell>
              </table:table-row>
              <table:table-row table:style-name="TableLine2647383903104">
                <table:table-cell table:style-name="Tabela.A3" office:value-type="string">
                  <text:p text:style-name="P101">26</text:p>
                </table:table-cell>
                <table:table-cell table:style-name="Tabela.A3" office:value-type="string">
                  <text:p text:style-name="P98">03/05</text:p>
                </table:table-cell>
                <table:table-cell table:style-name="Tabela.A3" office:value-type="string">
                  <text:p text:style-name="P16">Classificação interna de dados: Mergesort e HeapSort</text:p>
                </table:table-cell>
                <table:table-cell table:style-name="Tabela.A3" office:value-type="string">
                  <text:p text:style-name="P27">Algoritmos para classificação de dados</text:p>
                </table:table-cell>
                <table:table-cell table:style-name="Tabela.E3" office:value-type="string">
                  <text:p text:style-name="P110">Lista</text:p>
                </table:table-cell>
              </table:table-row>
              <table:table-row table:style-name="TableLine2647383909360">
                <table:table-cell table:style-name="Tabela.A3" office:value-type="string">
                  <text:p text:style-name="P86">27</text:p>
                </table:table-cell>
                <table:table-cell table:style-name="Tabela.A3" office:value-type="string">
                  <text:p text:style-name="P98">05/05</text:p>
                </table:table-cell>
                <table:table-cell table:style-name="Tabela.A3" office:value-type="string">
                  <text:p text:style-name="P19">Implementações em C: Fila de prioridade e classificação de dados</text:p>
                </table:table-cell>
                <table:table-cell table:style-name="Tabela.A3" office:value-type="string">
                  <text:p text:style-name="P20">Implementações em C: Fila de prioridade e classificação de dados</text:p>
                </table:table-cell>
                <table:table-cell table:style-name="Tabela.E3" office:value-type="string">
                  <text:p text:style-name="P111"/>
                </table:table-cell>
              </table:table-row>
              <table:table-row table:style-name="TableLine2647383914528">
                <table:table-cell table:style-name="Tabela.A3" office:value-type="string">
                  <text:p text:style-name="P86">28</text:p>
                </table:table-cell>
                <table:table-cell table:style-name="Tabela.A3" office:value-type="string">
                  <text:p text:style-name="P98">10/05</text:p>
                </table:table-cell>
                <table:table-cell table:style-name="Tabela.A3" office:value-type="string">
                  <text:p text:style-name="P24">Revisão</text:p>
                </table:table-cell>
                <table:table-cell table:style-name="Tabela.A3" office:value-type="string">
                  <text:p text:style-name="P43"/>
                </table:table-cell>
                <table:table-cell table:style-name="Tabela.E3" office:value-type="string">
                  <text:p text:style-name="P111"/>
                </table:table-cell>
              </table:table-row>
              <table:table-row table:style-name="TableLine2647383918336">
                <table:table-cell table:style-name="Tabela.A3" office:value-type="string">
                  <text:p text:style-name="P86">29</text:p>
                </table:table-cell>
                <table:table-cell table:style-name="Tabela.A3" office:value-type="string">
                  <text:p text:style-name="P98">12/05</text:p>
                </table:table-cell>
                <table:table-cell table:style-name="Tabela.A3" office:value-type="string">
                  <text:p text:style-name="P51">Terceira Avaliação</text:p>
                </table:table-cell>
                <table:table-cell table:style-name="Tabela.A3" office:value-type="string">
                  <text:p text:style-name="P43"/>
                </table:table-cell>
                <table:table-cell table:style-name="Tabela.E3" office:value-type="string">
                  <text:p text:style-name="P104"><text:span text:style-name="T9">Desenvolvimento </text:span><text:span text:style-name="T10">Trabalho Prático</text:span></text:p>
                </table:table-cell>
              </table:table-row>
              <table:table-row table:style-name="TableLine2647383913712">
                <table:table-cell table:style-name="Tabela.A3" office:value-type="string">
                  <text:p text:style-name="P86">30</text:p>
                </table:table-cell>
                <table:table-cell table:style-name="Tabela.A3" office:value-type="string">
                  <text:p text:style-name="P98">17/05</text:p>
                </table:table-cell>
                <table:table-cell table:style-name="Tabela.A3" office:value-type="string">
                  <text:p text:style-name="P47">Encerramento da disciplina e divulgação do resultado final</text:p>
                </table:table-cell>
                <table:table-cell table:style-name="Tabela.A3" office:value-type="string">
                  <text:p text:style-name="P48"/>
                </table:table-cell>
                <table:table-cell table:style-name="Tabela.E3" office:value-type="string">
                  <text:p text:style-name="P87"/>
                </table:table-cell>
              </table:table-row>
            </table:table>
            <text:p text:style-name="P70"><text:s/></text:p>
          </table:table-cell>
        </table:table-row>
        <table:table-row table:style-name="Tabela1.1">
          <table:table-cell table:style-name="Tabela1.A3" office:value-type="string">
            <text:p text:style-name="P67">METODOLOGIA</text:p>
          </table:table-cell>
        </table:table-row>
        <table:table-row table:style-name="Tabela1.1">
          <table:table-cell table:style-name="Tabela1.A10" office:value-type="string">
            <text:p text:style-name="P81">Aula expositiva dialogada <text:span text:style-name="T53">em paralelo a aulas</text:span> teóricas em formato de vídeo já gravadas e disponibilizadas aos alunos, assim como resolução de exercícios;</text:p>
            <text:p text:style-name="P80">Atividades práticas para: (a) familiarizar o educando com as notações e componentes básicos da programação imperativa, aplicadas em soluções algorítmicas; (b) capacitar o estudante a aplicar as <text:span text:style-name="T53">estruturas de dados</text:span>, com implementação em linguagem de programação C, a partir da exploração de <text:soft-page-break/>situações problemas cujas resoluções ideais implicam no uso destas; (c) habilitar o aluno a analisar problemas e <text:span text:style-name="T53">selecionar a estrutura de dados mais adequada para a resolução de um determinado problema</text:span>.</text:p>
            <text:p text:style-name="P80">As interações Docente e Educandos serão feitas através de: (a) videoconferências em horários preestabelecidos para retiradas de dúvidas e participação do aluno; (b) troca de e-mails e <text:span text:style-name="T41">Turma Virtual</text:span>.</text:p>
            <text:p text:style-name="P80"/>
          </table:table-cell>
        </table:table-row>
        <table:table-row table:style-name="Tabela1.1">
          <table:table-cell table:style-name="Tabela1.A3" office:value-type="string">
            <text:p text:style-name="P67">FORMA DE AVALIAÇÃO</text:p>
          </table:table-cell>
        </table:table-row>
        <table:table-row table:style-name="Tabela1.1">
          <table:table-cell table:style-name="Tabela1.A12" office:value-type="string">
            <text:p text:style-name="P39"><text:span text:style-name="T28">A Média Final (MF) será calculada com as notas das Unidades 1, 2 </text:span><text:span text:style-name="T33">e 3</text:span><text:span text:style-name="T28">. As notas das unidades </text:span><text:span text:style-name="T31">(N1, N2 </text:span><text:span text:style-name="T35">e N3</text:span><text:span text:style-name="T31">)</text:span><text:span text:style-name="T28"> são calculadas com as notas </text:span><text:span text:style-name="T34">da Avaliação</text:span><text:span text:style-name="T28"> (NP</text:span><text:span text:style-name="T32">1</text:span><text:span text:style-name="T28">) </text:span><text:span text:style-name="T31">e</text:span><text:span text:style-name="T28"> </text:span><text:span text:style-name="T31">Listas de exerc</text:span><text:span text:style-name="T12">í</text:span><text:span text:style-name="T31">cios</text:span><text:span text:style-name="T28"> (NP</text:span><text:span text:style-name="T32">2</text:span><text:span text:style-name="T28">)</text:span><text:span text:style-name="T31">. </text:span><text:span text:style-name="T36">Cada unidade será composta de uma </text:span><text:span text:style-name="T8">Lista de Exercícios (LE)</text:span><text:span text:style-name="T36"> e </text:span><text:span text:style-name="T8">Trabalho prático</text:span><text:span text:style-name="T36"> e/ou </text:span><text:span text:style-name="T8">Prova escrita (TPPE).</text:span></text:p>
            <text:p text:style-name="P37"/>
            <text:p text:style-name="P38"><text:span text:style-name="T29">N1, N2 </text:span><text:span text:style-name="T30">e N3</text:span><text:span text:style-name="T37"> = (</text:span><text:span text:style-name="T39">8</text:span><text:span text:style-name="T38">x</text:span><text:span text:style-name="T48">TPPE</text:span><text:span text:style-name="T37">+ </text:span><text:span text:style-name="T39">2</text:span><text:span text:style-name="T38">x</text:span><text:span text:style-name="T40">LE</text:span><text:span text:style-name="T37">)/10</text:span></text:p>
            <text:p text:style-name="P34"/>
            <text:p text:style-name="P36">A Média Final será calculada através média aritmética das notas N1, N2 <text:span text:style-name="T46">e N3</text:span>. </text:p>
            <text:p text:style-name="P36">Média Final: MF = (N1 + N2 <text:span text:style-name="T45">+ N3</text:span>)/<text:span text:style-name="T45">3</text:span> </text:p>
            <text:p text:style-name="P34"/>
            <text:p text:style-name="P35">O raciocínio lógico <text:span text:style-name="T42">e a </text:span>execução dos projetos serão avaliados a partir d<text:span text:style-name="T43">o</text:span> código-fonte <text:span text:style-name="T42">bem como pela apresentação do projeto. A apresentação poderá ser feita </text:span><text:span text:style-name="T49">durante o horário de aula ou atendimento e</text:span><text:span text:style-name="T42"> por </text:span>meio de videoconferência, em data e horário preestabelecidos <text:span text:style-name="T49">(</text:span><text:span text:style-name="T42">poderá ser gravada</text:span><text:span text:style-name="T49">)</text:span>.</text:p>
            <text:p text:style-name="P35"/>
            <text:p text:style-name="P40">Observação: Qualquer tentativa de fraude (incluindo, mas não se limitando a: cópia de trabalhos) resultará em nota zero na atividade para todos os envolvidos, além das sanções regimentais previstas.</text:p>
          </table:table-cell>
        </table:table-row>
        <table:table-row table:style-name="Tabela1.1">
          <table:table-cell table:style-name="Tabela1.A3" office:value-type="string">
            <text:p text:style-name="P67">RECURSOS DIDÁTICOS</text:p>
          </table:table-cell>
        </table:table-row>
        <table:table-row table:style-name="Tabela1.1">
          <table:table-cell table:style-name="Tabela1.A14" office:value-type="string">
            <text:p text:style-name="P78"><text:span text:style-name="T2">Youtube</text:span>, para exposição das aulas gravadas.</text:p>
            <text:p text:style-name="P78"><text:span text:style-name="T2">Computador</text:span>, para desenvolvimento das aulas. Úteis à exposição de conteúdo organizados em slides, apresentação de exemplos ilustrativos e discussão das resoluções de exercícios.</text:p>
            <text:p text:style-name="P78"><text:span text:style-name="T2">Google Meet</text:span>, para desenvolvimento das aulas práticas por meio de videoconferência com construções computacionais e dos projetos, tanto ilustrativos, como os de culminância da disciplina.</text:p>
            <text:p text:style-name="P79"><text:span text:style-name="T2">Google </text:span><text:span text:style-name="T4">Jamboard</text:span>, para apresentação dos objetos de ensino. Úteis à exposição de conteúdo, apresentação de exemplos ilustrativos e discussão das resoluções de exercícios.</text:p>
            <text:p text:style-name="P78"><text:span text:style-name="T2">Software de Apresentação</text:span>, para apresentação dos objetos de ensino. Úteis à exposição de conteúdo, apresentação de exemplos ilustrativos e discussão das resoluções de exercícios.</text:p>
            <text:p text:style-name="P78"><text:span text:style-name="T2">Geany </text:span><text:span text:style-name="T6">e </text:span><text:span text:style-name="T5">Repl</text:span><text:span text:style-name="T7">it</text:span>, para desenvolvimento dos programas computacionais (com exploração da linguagem de <text:soft-page-break/>programação C). </text:p>
            <text:p text:style-name="P78"><text:span text:style-name="T3">Turma Virtual</text:span><text:span text:style-name="T2"> no SIGAA-UFS</text:span>, com material de apoio (slides, exercícios, plano de ensino) para download, avisos, e contatos docentes.</text:p>
            <text:p text:style-name="P78"/>
            <text:p text:style-name="P78"/>
            <text:p text:style-name="P78"/>
          </table:table-cell>
        </table:table-row>
        <table:table-row table:style-name="Tabela1.1">
          <table:table-cell table:style-name="Tabela1.A3" office:value-type="string">
            <text:p text:style-name="P67">BIBLIOGRAFIA</text:p>
          </table:table-cell>
        </table:table-row>
        <table:table-row table:style-name="Tabela1.1">
          <table:table-cell table:style-name="Tabela1.A16" office:value-type="string">
            <text:p text:style-name="P55">Básica:</text:p>
            <text:p text:style-name="P112">SEDGEWICK, R. Algorithms in C. 3a edição, Editora Addison Wesley, 2008</text:p>
            <text:p text:style-name="P65">CORMEN, Thomas H.; LEISERSON, Charles E.; RIVEST, Ronald L. et al. Algoritmos: teoria e prática. 2.ed. Editora Campus, 2002.</text:p>
            <text:p text:style-name="P55"/>
            <text:p text:style-name="P55">Complementar:</text:p>
            <text:p text:style-name="P61">Backes, A. Linguagem C: Completa e Descomplicada. Rio de Janeiro: Elsevier, 2013.</text:p>
            <text:p text:style-name="P61">AHO, A.V &amp; ULLMAN, J.D. &amp; HOPCROFT, J.E. Data Structures and Algorithms. 3a edição, Editora Addison Wesley</text:p>
          </table:table-cell>
        </table:table-row>
      </table:table>
      <text:p text:style-name="P57"/>
      <text:p text:style-name="P60"/>
      <text:p text:style-name="P59"><text:s text:c="27"/>Cidade Universitária “Prof. José Aloísio de Campos”, <text:span text:style-name="T47">13 </text:span>de <text:span text:style-name="T47">setembro</text:span> de 20<text:span text:style-name="T25">21</text:span>. <text:s/></text:p>
      <text:p text:style-name="P58"/>
      <text:p text:style-name="P58"><text:s text:c="4"/><text:tab/>______________________________________________________________</text:p>
      <text:p text:style-name="P74"><text:span text:style-name="T27">W</text:span><text:span text:style-name="T26">ESLEY OLIVEIRA SOUZA</text:span></text:p>
      <text:p text:style-name="P73"><text:span text:style-name="T22">Professor da Disciplin</text:span><text:span text:style-name="T23">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umnst777 Cn BT1" svg:font-family="'Humnst777 Cn BT'"/>
    <style:font-face style:name="Mangal2" svg:font-family="Mangal"/>
    <style:font-face style:name="OpenSymbol" svg:font-family="OpenSymbol"/>
    <style:font-face style:name="Segoe UI1" svg:font-family="'Segoe U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Humnst777 Cn BT" svg:font-family="'Humnst777 Cn BT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OpenSymbol1" svg:font-family="OpenSymbol" style:font-pitch="variable"/>
    <style:font-face style:name="SimSun1" svg:font-family="SimSu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Segoe UI2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hatch draw:name="Hatching_20_1" draw:display-name="Hatching 1" draw:style="single" draw:color="#3465a4" draw:distance="0.011cm" draw:rotation="0"/>
    <draw:hatch draw:name="Hatching_20_2" draw:display-name="Hatching 2" draw:style="single" draw:color="#3465a4" draw:distance="0.011cm" draw:rotation="0"/>
    <draw:fill-image draw:name="Bitmap_20_1" draw:display-name="Bitmap 1" xlink:href="Pictures/100002000000031A00000463549302741BBB359A.gif" xlink:type="simple" xlink:show="embed" xlink:actuate="onLoad"/>
    <draw:fill-image draw:name="Bitmap_20_12" draw:display-name="Bitmap 12" xlink:href="Pictures/100002010000031A000004630EDC481863E17C7A.png" xlink:type="simple" xlink:show="embed" xlink:actuate="onLoad"/>
    <draw:fill-image draw:name="Bitmap_20_2" draw:display-name="Bitmap 2" xlink:href="Pictures/100002000000031A00000463675DAAC6B2C3A756.gif" xlink:type="simple" xlink:show="embed" xlink:actuate="onLoad"/>
    <draw:fill-image draw:name="Bitmap_20_20" draw:display-name="Bitmap 20" xlink:href="Pictures/100000000000031A00000463744087EC35798152.jpg" xlink:type="simple" xlink:show="embed" xlink:actuate="onLoad"/>
    <draw:fill-image draw:name="Bitmap_20_21" draw:display-name="Bitmap 21" xlink:href="Pictures/1000000000000020000000204B249CA79A42C6D7.png" xlink:type="simple" xlink:show="embed" xlink:actuate="onLoad"/>
    <draw:fill-image draw:name="Bitmap_20_22" draw:display-name="Bitmap 22" xlink:href="Pictures/1000000000000020000000204B249CA79A42C6D7.png" xlink:type="simple" xlink:show="embed" xlink:actuate="onLoad"/>
    <draw:fill-image draw:name="Bitmap_20_3" draw:display-name="Bitmap 3" xlink:href="Pictures/100002000000031A000004633F563CE143D1AC47.gif" xlink:type="simple" xlink:show="embed" xlink:actuate="onLoad"/>
    <draw:fill-image draw:name="Bitmap_20_4" draw:display-name="Bitmap 4" xlink:href="Pictures/100002000000031A000004633CC1917868AE3F06.gif" xlink:type="simple" xlink:show="embed" xlink:actuate="onLoad"/>
    <draw:fill-image draw:name="Bitmap_20_5" draw:display-name="Bitmap 5" xlink:href="Pictures/100002000000031A00000463117BCA47524DEA7A.gif" xlink:type="simple" xlink:show="embed" xlink:actuate="onLoad"/>
    <draw:fill-image draw:name="Bitmap_20_6" draw:display-name="Bitmap 6" xlink:href="Pictures/100002000000031A0000046316759E5752113B47.gif" xlink:type="simple" xlink:show="embed" xlink:actuate="onLoad"/>
    <draw:fill-image draw:name="Bitmap_20_7" draw:display-name="Bitmap 7" xlink:href="Pictures/100000000000031A00000463744087EC35798152.jpg" xlink:type="simple" xlink:show="embed" xlink:actuate="onLoad"/>
    <draw:fill-image draw:name="Bitmap_20_9" draw:display-name="Bitmap 9" xlink:href="Pictures/100000000000031A00000463744087EC35798152.jpg" xlink:type="simple" xlink:show="embed" xlink:actuate="onLoad"/>
    <draw:fill-image draw:name="PAPEL_25_20TIMBRADO_25_20DCOMP_25_202018" draw:display-name="PAPEL%20TIMBRADO%20DCOMP%202018" xlink:href="Pictures/100000000000031A00000463412DCD98756FFC0D.jpg" xlink:type="simple" xlink:show="embed" xlink:actuate="onLoad"/>
    <draw:fill-image draw:name="Tmbrado_25_20UFS_25_20DComp" draw:display-name="Tmbrado%20UFS%20DComp" xlink:href="Pictures/100000000000091E00000D785EF983F99EE25E53.jpg" xlink:type="simple" xlink:show="embed" xlink:actuate="onLoad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Estilo_20_padrão_20_2" style:display-name="Estilo padrão 2" style:family="paragraph" style:parent-style-name="Standard" style:next-style-name="Standard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901cm" style:type="center"/>
          <style:tab-stop style:position="19.8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901cm" style:type="center"/>
          <style:tab-stop style:position="19.8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Numbering_20_Symbols" style:display-name="Numbering Symbols" style:family="text">
      <style:text-properties style:font-name="Carlito" fo:font-family="Carlito" style:font-family-generic="swiss" style:font-pitch="variable" fo:font-size="11pt" fo:font-weight="normal" style:font-size-asian="9.60000038146973pt" style:font-weight-asian="normal" style:font-size-complex="11pt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8Num2z0" style:family="text">
      <style:text-properties style:font-name="Symbol" fo:font-family="Symbol" style:font-family-generic="roman" style:font-pitch="variable" style:font-name-complex="OpenSymbol1" style:font-family-complex="OpenSymbol" style:font-pitch-complex="variable"/>
    </style:style>
    <style:style style:name="WW8Num2z1" style:family="text">
      <style:text-properties style:font-name="OpenSymbol1" fo:font-family="OpenSymbol" style:font-pitch="variable" style:font-name-complex="OpenSymbol1" style:font-family-complex="OpenSymbol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OpenSymbol1" style:font-family-complex="OpenSymbol" style:font-pitch-complex="variable"/>
    </style:style>
    <style:style style:name="WW8Num3z1" style:family="text">
      <style:text-properties style:font-name="OpenSymbol1" fo:font-family="OpenSymbol" style:font-pitch="variable" style:font-name-complex="OpenSymbol1" style:font-family-complex="OpenSymbol" style:font-pitch-complex="variable"/>
    </style:style>
    <style:style style:name="WW8Num4z0" style:family="text">
      <style:text-properties fo:color="#000000" loext:opacity="100%" style:font-name="Symbol" fo:font-family="Symbol" style:font-family-generic="roman" style:font-pitch="variable" fo:font-size="10.5pt" style:font-name-asian="Times New Roman1" style:font-family-asian="'Times New Roman'" style:font-family-generic-asian="roman" style:font-pitch-asian="variable" style:font-size-asian="10.5pt" style:font-name-complex="OpenSymbol1" style:font-family-complex="OpenSymbol" style:font-pitch-complex="variable" style:font-size-complex="10.5pt"/>
    </style:style>
    <style:style style:name="WW8Num4z1" style:family="text">
      <style:text-properties style:font-name="OpenSymbol1" fo:font-family="OpenSymbol" style:font-pitch="variable" style:font-name-complex="OpenSymbol1" style:font-family-complex="OpenSymbol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Example" text:number-lines="false" style:num-format="1" text:number-position="right" text:increment="1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4pt" style:font-size-asian="12.25pt" style:font-size-complex="14pt"/>
    </style:style>
    <style:style style:name="MP2" style:family="paragraph" style:parent-style-name="Header">
      <style:text-properties fo:font-size="8pt" fo:letter-spacing="0.353cm" style:font-size-asian="8pt" style:font-size-complex="8pt"/>
    </style:style>
    <style:style style:name="MP3" style:family="paragraph">
      <loext:graphic-properties draw:fill-color="#ffffff"/>
    </style:style>
    <style:style style:name="MP4" style:family="paragraph" style:parent-style-name="Header" style:master-page-name="">
      <loext:graphic-properties draw:fill="none"/>
      <style:paragraph-properties fo:margin-left="1.799cm" fo:margin-right="0cm" fo:text-indent="0cm" style:auto-text-indent="false" style:page-number="auto" fo:background-color="transparent" text:number-lines="false" text:line-number="0">
        <style:tab-stops>
          <style:tab-stop style:position="9.901cm" style:type="center"/>
          <style:tab-stop style:position="19.801cm" style:type="right"/>
        </style:tab-stops>
      </style:paragraph-properties>
      <style:text-properties fo:color="#004586" loext:opacity="100%" style:text-position="0% 100%" style:font-name="Humnst777 Cn BT1" fo:font-size="8pt" fo:letter-spacing="0.353cm" fo:font-weight="normal" officeooo:rsid="003220a9" officeooo:paragraph-rsid="003220a9" style:font-size-asian="8pt" style:font-weight-asian="normal" style:font-size-complex="8pt" style:font-weight-complex="normal" style:text-rotation-angle="90" style:text-rotation-scale="line-height"/>
    </style:style>
    <style:style style:name="MP5" style:family="paragraph">
      <style:paragraph-properties fo:margin-left="0cm" fo:margin-right="0cm" fo:margin-top="0cm" fo:margin-bottom="0cm" fo:line-height="100%" fo:text-align="start" fo:text-indent="0cm"/>
    </style:style>
    <style:style style:name="MP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MP7" style:family="paragraph">
      <loext:graphic-properties draw:fill="none" draw:fill-color="#729fcf" draw:fill-gradient-name="Gradient_20_2" draw:fill-hatch-name="Hatching_20_1" draw:fill-image-name="Bitmap_20_21" draw:opacity="0%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00388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ffffff" draw:opacity="0%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0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MP1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variant="normal" fo:text-transform="none" fo:color="#00388c" loext:opacity="100%" style:text-outline="false" style:text-line-through-style="none" style:text-line-through-type="none" style:font-name="Humnst777 Cn BT1" fo:font-size="12pt" fo:font-style="normal" fo:text-shadow="none" style:text-underline-style="none" fo:font-weight="normal" style:letter-kerning="true" style:font-name-asian="Humnst777 Cn BT1" style:font-size-asian="12pt" style:font-style-asian="normal" style:font-weight-asian="normal" style:font-name-complex="Humnst777 Cn BT1" style:font-size-complex="12pt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letter-spacing="0.282cm"/>
    </style:style>
    <style:style style:name="MT3" style:family="text">
      <style:text-properties fo:font-variant="normal" fo:text-transform="none" fo:color="#00388c" loext:opacity="100%" style:text-outline="false" style:text-line-through-style="none" style:text-line-through-type="none" style:font-name="Humnst777 Cn BT1" fo:font-size="16pt" fo:font-style="normal" fo:text-shadow="none" style:text-underline-style="none" fo:font-weight="normal" style:letter-kerning="true" style:font-name-asian="Humnst777 Cn BT1" style:font-size-asian="14pt" style:font-style-asian="normal" style:font-weight-asian="normal" style:font-name-complex="Humnst777 Cn BT1" style:font-size-complex="14pt" style:font-style-complex="normal" style:font-weight-complex="normal" style:text-emphasize="none" style:font-relief="none" style:text-overline-style="none" style:text-overline-color="font-color"/>
    </style:style>
    <style:style style:name="MT4" style:family="text">
      <style:text-properties fo:font-variant="normal" fo:text-transform="none" fo:color="#00388c" loext:opacity="100%" style:text-outline="false" style:text-line-through-style="none" style:text-line-through-type="none" style:font-name="Humnst777 Cn BT1" fo:font-size="16pt" fo:font-style="italic" fo:text-shadow="none" style:text-underline-style="none" fo:font-weight="normal" style:letter-kerning="true" style:font-name-asian="Humnst777 Cn BT1" style:font-size-asian="14pt" style:font-style-asian="normal" style:font-weight-asian="normal" style:font-name-complex="Humnst777 Cn BT1" style:font-size-complex="14pt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font-name="Humnst777 Cn BT1" fo:font-size="11pt" fo:font-style="normal" fo:text-shadow="none" style:text-underline-style="none" fo:font-weight="normal" style:letter-kerning="true" style:font-name-asian="Humnst777 Cn BT1" style:font-size-asian="14pt" style:font-style-asian="normal" style:font-weight-asian="normal" style:font-name-complex="Humnst777 Cn BT1" style:font-size-complex="14pt" style:font-style-complex="normal" style:font-weight-complex="normal" style:text-emphasize="none" style:font-relief="none" style:text-overline-style="none" style:text-overline-color="font-color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font-name="Humnst777 Cn BT1" fo:font-size="11pt" fo:font-style="italic" fo:text-shadow="none" style:text-underline-style="none" fo:font-weight="normal" style:letter-kerning="true" style:font-name-asian="Humnst777 Cn BT1" style:font-size-asian="14pt" style:font-style-asian="normal" style:font-weight-asian="normal" style:font-name-complex="Humnst777 Cn BT1" style:font-size-complex="14pt" style:font-style-complex="normal" style:font-weight-complex="normal" style:text-emphasize="none" style:font-relief="none" style:text-overline-style="none" style:text-overline-color="font-color"/>
    </style:style>
    <style:style style:name="Mgr1" style:family="graphic">
      <style:graphic-properties svg:stroke-color="#ffffff" draw:fill-color="#ffffff" draw:textarea-horizontal-align="justify" draw:textarea-vertical-align="middle" draw:auto-grow-height="false" fo:min-height="3.761cm" fo:min-width="3.7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fffff" draw:textarea-horizontal-align="justify" fo:min-height="2.965cm" fo:min-width="2.54cm" fo:padding-top="0cm" fo:padding-bottom="0cm" fo:padding-left="0cm" fo:padding-right="0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stroke-dash="Dashed_20__28_var_29__20_1" svg:stroke-width="0cm" svg:stroke-color="#3465a4" draw:marker-start-width="0.199cm" draw:marker-start-center="false" draw:marker-end-width="0.199cm" draw:marker-end-center="false" draw:fill="none" draw:fill-color="#729fcf" draw:fill-gradient-name="Gradient_20_2" draw:fill-hatch-name="Hatching_20_1" draw:fill-image-name="Bitmap_20_21" draw:opacity="0%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draw:color-mode="standard" draw:luminance="0%" draw:contrast="0%" draw:gamma="100%" draw:red="0%" draw:green="0%" draw:blue="0%" fo:clip="rect(0.523cm, 12.64cm, 5.333cm, 12.683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solid" svg:stroke-width="0.019cm" svg:stroke-color="#00388c" draw:marker-start-width="0.199cm" draw:marker-start-center="false" draw:marker-end-width="0.199cm" draw:marker-end-center="false" draw:stroke-linejoin="miter" draw:fill="solid" draw:fill-color="#00388c" draw:textarea-horizontal-align="justify" fo:padding-top="0.136cm" fo:padding-bottom="0.136cm" fo:padding-left="0.259cm" fo:padding-right="0.259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draw:stroke-dash="Dashed_20__28_var_29__20_2" svg:stroke-width="0cm" svg:stroke-color="#3465a4" draw:marker-start-width="0.199cm" draw:marker-start-center="false" draw:marker-end-width="0.199cm" draw:marker-end-center="false" draw:fill="solid" draw:fill-color="#ffffff" draw:opacity="0%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fffff" draw:textarea-horizontal-align="justify" draw:textarea-vertical-align="middle" fo:min-height="2.672cm" fo:min-width="2.54cm" fo:padding-top="0cm" fo:padding-bottom="0cm" fo:padding-left="0cm" fo:padding-right="0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0.3cm" fo:margin-bottom="0.499cm" fo:margin-left="0.6cm" fo:margin-right="0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Bitmap_20_20" draw:fill-image-width="0cm" draw:fill-image-height="0cm" style:repeat="repeat" draw:fill-image-ref-point="top-left" draw:tile-repeat-offset="100% horizontal" style:footnote-max-height="0cm">
        <style:background-image xlink:href="Pictures/100000000000031A00000463744087EC35798152.jpg" xlink:type="simple" xlink:actuate="onLoad"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fill="bitmap" draw:fill-image-name="Bitmap_20_20" draw:fill-image-width="0cm" draw:fill-image-height="0cm" style:repeat="repeat" draw:fill-image-ref-point="top-left" draw:tile-repeat-offset="100% horizontal"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><draw:custom-shape text:anchor-type="paragraph" draw:z-index="11" draw:name="Forma1" draw:style-name="Mgr1" draw:text-style-name="MP3" svg:width="3.8cm" svg:height="3.761cm" svg:x="16.164cm" svg:y="0.173cm"><text:p/><draw:enhanced-geometry svg:viewBox="0 0 21600 21600" draw:type="rectangle" draw:enhanced-path="M 0 0 L 21600 0 21600 21600 0 21600 0 0 Z N"/></draw:custom-shape></text:p>
        <text:p text:style-name="MP4"><draw:frame text:anchor-type="paragraph" draw:z-index="3" draw:name="Forma2" draw:style-name="Mgr2" draw:text-style-name="MP6" svg:width="9.535cm" svg:height="2.966cm" svg:x="5.752cm" svg:y="0.349cm"><draw:text-box><text:p text:style-name="MP5"><text:span text:style-name="MT1">SERVIÇO PÚBLICO FEDERAL</text:span><text:span text:style-name="MT1"><text:line-break/></text:span><text:span text:style-name="MT1">MINISTÉRIO DA EDUCAÇÃO</text:span><text:span text:style-name="MT1"><text:line-break/></text:span><text:span text:style-name="MT1">UNIVERSIDADE FEDERAL DE SERGIPE</text:span></text:p><text:p text:style-name="MP5"><text:span text:style-name="MT1">CENTRO DE CIÊNCIAS EXATAS E TECNOLOGIA</text:span></text:p><text:p text:style-name="MP5"><text:span text:style-name="MT1">DEPARTAMENTO DE COMPUTAÇÃO – DComp</text:span></text:p></draw:text-box></draw:frame><draw:frame text:anchor-type="paragraph" draw:z-index="7" draw:name="Forma3" draw:style-name="Mgr3" draw:text-style-name="MP7" svg:width="2.301cm" svg:height="3.299cm" svg:x="2.783cm" svg:y="0.085cm"><draw:image xlink:href="Pictures/10000000000005DC000003E8FDBBAA0757D53771.jpg" xlink:type="simple" xlink:show="embed" xlink:actuate="onLoad" draw:mime-type="image/jpeg"><text:p/></draw:image></draw:frame><draw:polygon text:anchor-type="paragraph" draw:z-index="15" draw:name="Forma4" draw:style-name="Mgr4" draw:text-style-name="MP8" svg:width="0.034cm" svg:height="2.777cm" svg:x="5.521cm" svg:y="0.4cm" svg:viewBox="0 0 35 2778" draw:points="0,0 35,0 35,2778 0,2778"><text:p/></draw:polygon><draw:frame text:anchor-type="paragraph" draw:z-index="23" draw:name="Forma5" draw:style-name="Mgr5" draw:text-style-name="MP9" svg:width="3.222cm" svg:height="3.276cm" svg:x="16.417cm" svg:y="0.138cm"><draw:image xlink:href="Pictures/10000201000004B7000004CC0E429432B0DEA06E.png" xlink:type="simple" xlink:show="embed" xlink:actuate="onLoad" draw:mime-type="image/png"><text:p/></draw:image></draw:frame><text:span text:style-name="MT2">Página </text:span><text:span text:style-name="MT2"><text:page-number text:select-page="current">4</text:page-number></text:span><text:span text:style-name="MT2">/</text:span><text:page-count>4</text:page-count></text:p>
      </style:header>
      <style:footer>
        <text:p text:style-name="Footer"><draw:frame text:anchor-type="paragraph" draw:z-index="19" draw:name="Forma6" draw:style-name="Mgr6" draw:text-style-name="MP11" svg:width="17.596cm" svg:height="2.673cm" svg:x="2.194cm" svg:y="-0.457cm"><draw:text-box><text:p text:style-name="MP10"><text:span text:style-name="MT3">Cidade Universitária Prof. José Aloísio de Campos – </text:span><text:span text:style-name="MT4">Campus </text:span><text:span text:style-name="MT3">São Cristóvão </text:span></text:p><text:p text:style-name="MP10"><text:span text:style-name="MT5">Av. Marechal Rondon, Jardim Rosa Elze, s/n – CEP: 49100-000 – São Cristóvão/SE</text:span></text:p><text:p text:style-name="MP10"><text:span text:style-name="MT5">Departamento de Computação – Fone: +55 79 3194-6678 – E-mail: </text:span><text:span text:style-name="MT6">secretaria@dcomp.ufs.br</text:span></text:p></draw:text-box></draw:frame></text:p>
        <text:p text:style-name="Footer"/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8.1$Windows_X86_64 LibreOffice_project/e1f30c802c3269a1d052614453f260e49458c82c</meta:generator>
    <meta:editing-cycles>310</meta:editing-cycles>
    <meta:editing-duration>P1DT20H35M59S</meta:editing-duration>
    <dc:date>2022-01-29T21:47:09.227000000</dc:date>
    <meta:document-statistic meta:table-count="2" meta:image-count="0" meta:object-count="0" meta:page-count="4" meta:paragraph-count="179" meta:word-count="1030" meta:character-count="6905" meta:non-whitespace-character-count="5993"/>
    <meta:user-defined meta:name="Informações 1"/>
    <meta:user-defined meta:name="Informações 2"/>
    <meta:user-defined meta:name="Informações 3"/>
    <meta:user-defined meta:name="Informações 4"/>
  </office:meta>
</office:document-meta>
</file>